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.774cm"/>
    </style:style>
    <style:style style:family="table-column" style:name="co2">
      <style:table-column-properties fo:break-before="auto" style:column-width="3.888cm"/>
    </style:style>
    <style:style style:family="table-column" style:name="co3">
      <style:table-column-properties fo:break-before="auto" style:column-width="0.979cm"/>
    </style:style>
    <style:style style:family="table-column" style:name="co4">
      <style:table-column-properties fo:break-before="auto" style:column-width="0.727cm"/>
    </style:style>
    <style:style style:family="table-column" style:name="co5">
      <style:table-column-properties fo:break-before="auto" style:column-width="2.014cm"/>
    </style:style>
    <style:style style:family="table-column" style:name="co6">
      <style:table-column-properties fo:break-before="auto" style:column-width="2.069cm"/>
    </style:style>
    <style:style style:family="table-column" style:name="co7">
      <style:table-column-properties fo:break-before="auto" style:column-width="1.986cm"/>
    </style:style>
    <style:style style:family="table-column" style:name="co8">
      <style:table-column-properties fo:break-before="auto" style:column-width="0.644cm"/>
    </style:style>
    <style:style style:family="table-column" style:name="co9">
      <style:table-column-properties fo:break-before="auto" style:column-width="2.182cm"/>
    </style:style>
    <style:style style:family="table-column" style:name="co10">
      <style:table-column-properties fo:break-before="auto" style:column-width="1.595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Limburg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/>
    </style:style>
    <style:style style:family="table-cell" style:parent-style-name="Default" style:name="ce2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fo:padding="0.071cm" style:diagonal-bl-tr="none" style:rotation-align="none" fo:border="none" style:diagonal-tl-br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mburg">
        <office:forms form:apply-design-mode="false" form:automatic-focus="false"/>
        <table:table-column table:style-name="co1" table:default-cell-style-name="Default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1" table:default-cell-style-name="Default" table:number-columns-repeated="14"/>
        <table:table-column table:style-name="co5" table:default-cell-style-name="ce21"/>
        <table:table-column table:style-name="co1" table:default-cell-style-name="Default"/>
        <table:table-column table:style-name="co6" table:default-cell-style-name="ce21"/>
        <table:table-column table:style-name="co7" table:default-cell-style-name="ce21"/>
        <table:table-column table:style-name="co1" table:default-cell-style-name="Default" table:number-columns-repeated="6"/>
        <table:table-column table:style-name="co8" table:default-cell-style-name="ce21"/>
        <table:table-column table:style-name="co9" table:default-cell-style-name="ce21"/>
        <table:table-column table:style-name="co4" table:default-cell-style-name="ce21" table:number-columns-repeated="2"/>
        <table:table-column table:style-name="co10" table:default-cell-style-name="ce21"/>
        <table:table-column table:style-name="co1" table:default-cell-style-name="Default" table:number-columns-repeated="991"/>
        <table:table-row table:style-name="ro1">
          <table:table-cell ns41:value-type="string" table:style-name="TL Title" office:value-type="string">
            <text:p>PROVINCIELIMBURG TWEEDE GEDEELTE INDEELING NAAR DE HUIZING </text:p>
          </table:table-cell>
          <table:table-cell table:style-name="ce13" table:number-columns-repeated="32"/>
          <table:table-cell table:style-name="ce68"/>
          <table:table-cell table:number-columns-repeated="990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ns41:value-type="string" table:number-rows-spanned="7" table:style-name="TL RowProperty" table:number-columns-spanned="3" office:value-type="string">
            <text:p>Gemeenten</text:p>
          </table:table-cell>
          <table:covered-table-cell table:style-name="ce14"/>
          <table:covered-table-cell table:style-name="ce22"/>
          <table:table-cell table:style-name="ce30"/>
          <table:table-cell ns41:value-type="string" table:number-rows-spanned="7" table:style-name="TL ColHeader" table:number-columns-spanned="1" office:value-type="string">
            <text:p>Bewoonde huizen en schepen</text:p>
          </table:table-cell>
          <table:table-cell ns41:value-type="string" table:number-rows-spanned="7" table:style-name="TL ColHeader" table:number-columns-spanned="1" office:value-type="string">
            <text:p>Huisgezinnen</text:p>
          </table:table-cell>
          <table:table-cell ns41:value-type="string" table:number-rows-spanned="2" table:style-name="TL ColHeader" table:number-columns-spanned="10" office:value-type="string">
            <text:p>Leden der huisgezinnen</text:p>
          </table:table-cell>
          <table:covered-table-cell table:style-name="TL ColHeader" table:number-columns-repeated="7"/>
          <table:covered-table-cell table:style-name="TL ColHeader" table:number-columns-repeated="2"/>
          <table:table-cell ns41:value-type="string" table:number-rows-spanned="7" table:style-name="TL ColHeader" table:number-columns-spanned="2" office:value-type="string">
            <text:p>Afzonderlijk levende personen</text:p>
          </table:table-cell>
          <table:covered-table-cell table:style-name="ce49"/>
          <table:table-cell ns41:value-type="string" table:number-rows-spanned="2" table:style-name="TL ColHeader" table:number-columns-spanned="8" office:value-type="string">
            <text:p>Bevolking van gestichten en andere instellingen, onder één bestuur te zamen wonende</text:p>
          </table:table-cell>
          <table:covered-table-cell table:style-name="TL ColHeader" table:number-columns-repeated="7"/>
          <table:table-cell ns41:value-type="string" table:number-rows-spanned="7" table:style-name="TL ColHeader" table:number-columns-spanned="2" office:value-type="string">
            <text:p>Totaal</text:p>
          </table:table-cell>
          <table:covered-table-cell table:style-name="ce50"/>
          <table:table-cell ns41:value-type="string" table:number-rows-spanned="9" table:style-name="ce56" table:number-columns-spanned="1" office:value-type="string">
            <text:p>Telling</text:p>
          </table:table-cell>
          <table:table-cell ns41:value-type="string" table:number-rows-spanned="9" table:style-name="ce62" table:number-columns-spanned="1" office:value-type="string">
            <text:p>Tabel</text:p>
          </table:table-cell>
          <table:table-cell ns41:value-type="string" table:number-rows-spanned="9" table:style-name="ce62" table:number-columns-spanned="1" office:value-type="string">
            <text:p>Paginanummer links</text:p>
          </table:table-cell>
          <table:table-cell ns41:value-type="string" table:number-rows-spanned="9" table:style-name="ce62" table:number-columns-spanned="1" office:value-type="string">
            <text:p>Paginanummer rechts</text:p>
          </table:table-cell>
          <table:table-cell ns41:value-type="string" table:number-rows-spanned="9" table:style-name="ce62" table:number-columns-spanned="1" office:value-type="string">
            <text:p>Provincie</text:p>
          </table:table-cell>
          <table:table-cell ns41:value-type="string" table:number-rows-spanned="9" table:style-name="ce69" table:number-columns-spanned="1" office:value-type="string">
            <text:p>Image</text:p>
          </table:table-cell>
          <table:table-cell table:number-columns-repeated="990"/>
        </table:table-row>
        <table:table-row table:style-name="ro3">
          <table:covered-table-cell table:style-name="ce4"/>
          <table:covered-table-cell table:style-name="ce15"/>
          <table:covered-table-cell table:style-name="ce23"/>
          <table:table-cell table:style-name="ce30"/>
          <table:covered-table-cell table:style-name="ce34"/>
          <table:covered-table-cell table:style-name="ce40"/>
          <table:covered-table-cell table:style-name="TL ColHeader" table:number-columns-repeated="8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9"/>
          <table:covered-table-cell table:style-name="ce51"/>
          <table:covered-table-cell table:style-name="ce57"/>
          <table:covered-table-cell table:style-name="ce40"/>
          <table:covered-table-cell table:style-name="ce64" table:number-columns-repeated="2"/>
          <table:covered-table-cell table:style-name="ce40"/>
          <table:covered-table-cell table:style-name="ce70"/>
          <table:table-cell table:number-columns-repeated="990"/>
        </table:table-row>
        <table:table-row table:style-name="ro3">
          <table:covered-table-cell table:style-name="ce4"/>
          <table:covered-table-cell table:style-name="ce15"/>
          <table:covered-table-cell table:style-name="ce23"/>
          <table:table-cell table:style-name="ce30"/>
          <table:covered-table-cell table:style-name="ce34"/>
          <table:covered-table-cell table:style-name="ce40"/>
          <table:table-cell ns41:value-type="string" table:number-rows-spanned="5" table:style-name="TL ColHeader" table:number-columns-spanned="2" office:value-type="string">
            <text:p>Hoofden van huisgezinnen</text:p>
          </table:table-cell>
          <table:covered-table-cell table:style-name="ce46"/>
          <table:table-cell ns41:value-type="string" table:number-rows-spanned="5" table:style-name="TL ColHeader" table:number-columns-spanned="2" office:value-type="string">
            <text:p>Kinderen</text:p>
          </table:table-cell>
          <table:covered-table-cell table:style-name="ce45"/>
          <table:table-cell ns41:value-type="string" table:number-rows-spanned="5" table:style-name="TL ColHeader" table:number-columns-spanned="2" office:value-type="string">
            <text:p>Personen in dienstbetrekking</text:p>
          </table:table-cell>
          <table:covered-table-cell table:style-name="ce46"/>
          <table:table-cell ns41:value-type="string" table:number-rows-spanned="5" table:style-name="TL ColHeader" table:number-columns-spanned="2" office:value-type="string">
            <text:p>Overige leden der gezinnen</text:p>
          </table:table-cell>
          <table:covered-table-cell table:style-name="ce46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ce45"/>
          <table:covered-table-cell table:style-name="TL ColHeader" table:number-columns-repeated="2"/>
          <table:table-cell ns41:value-type="string" table:number-rows-spanned="5" table:style-name="TL ColHeader" table:number-columns-spanned="2" office:value-type="string">
            <text:p>Bestuurders, beambten en bedienden en personen tot hunnen gezinnen behoorende</text:p>
          </table:table-cell>
          <table:covered-table-cell table:style-name="ce46"/>
          <table:table-cell ns41:value-type="string" table:number-rows-spanned="5" table:style-name="TL ColHeader" table:number-columns-spanned="2" office:value-type="string">
            <text:p>Bestuurders, beamten en bedienden afzonderlijk levende.</text:p>
          </table:table-cell>
          <table:covered-table-cell table:style-name="ce46"/>
          <table:table-cell ns41:value-type="string" table:number-rows-spanned="5" table:style-name="TL ColHeader" table:number-columns-spanned="2" office:value-type="string">
            <text:p>Bevolking voor wie het gesticht is bestemd</text:p>
          </table:table-cell>
          <table:covered-table-cell table:style-name="ce46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TL ColHeader" table:number-columns-repeated="2"/>
          <table:covered-table-cell table:style-name="ce51"/>
          <table:covered-table-cell table:style-name="ce57"/>
          <table:covered-table-cell table:style-name="ce40"/>
          <table:covered-table-cell table:style-name="ce64" table:number-columns-repeated="2"/>
          <table:covered-table-cell table:style-name="ce40"/>
          <table:covered-table-cell table:style-name="ce70"/>
          <table:table-cell table:number-columns-repeated="990"/>
        </table:table-row>
        <table:table-row table:style-name="ro3">
          <table:covered-table-cell table:style-name="ce4"/>
          <table:covered-table-cell table:style-name="ce15"/>
          <table:covered-table-cell table:style-name="ce23"/>
          <table:table-cell table:style-name="ce30"/>
          <table:covered-table-cell table:style-name="ce34"/>
          <table:covered-table-cell table:style-name="ce40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3"/>
          <table:covered-table-cell table:style-name="ce51"/>
          <table:covered-table-cell table:style-name="ce57"/>
          <table:covered-table-cell table:style-name="ce40"/>
          <table:covered-table-cell table:style-name="ce64" table:number-columns-repeated="2"/>
          <table:covered-table-cell table:style-name="ce40"/>
          <table:covered-table-cell table:style-name="ce70"/>
          <table:table-cell table:number-columns-repeated="990"/>
        </table:table-row>
        <table:table-row table:style-name="ro3">
          <table:covered-table-cell table:style-name="ce4"/>
          <table:covered-table-cell table:style-name="ce15"/>
          <table:covered-table-cell table:style-name="ce23"/>
          <table:table-cell table:style-name="ce30"/>
          <table:covered-table-cell table:style-name="ce34"/>
          <table:covered-table-cell table:style-name="ce40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3"/>
          <table:covered-table-cell table:style-name="ce51"/>
          <table:covered-table-cell table:style-name="ce57"/>
          <table:covered-table-cell table:style-name="ce40"/>
          <table:covered-table-cell table:style-name="ce64" table:number-columns-repeated="2"/>
          <table:covered-table-cell table:style-name="ce40"/>
          <table:covered-table-cell table:style-name="ce70"/>
          <table:table-cell table:number-columns-repeated="990"/>
        </table:table-row>
        <table:table-row table:style-name="ro3">
          <table:covered-table-cell table:style-name="ce4"/>
          <table:covered-table-cell table:style-name="ce15"/>
          <table:covered-table-cell table:style-name="ce23"/>
          <table:table-cell table:style-name="ce30"/>
          <table:covered-table-cell table:style-name="ce34"/>
          <table:covered-table-cell table:style-name="ce40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3"/>
          <table:covered-table-cell table:style-name="ce51"/>
          <table:covered-table-cell table:style-name="ce57"/>
          <table:covered-table-cell table:style-name="ce40"/>
          <table:covered-table-cell table:style-name="ce64" table:number-columns-repeated="2"/>
          <table:covered-table-cell table:style-name="ce40"/>
          <table:covered-table-cell table:style-name="ce70"/>
          <table:table-cell table:number-columns-repeated="990"/>
        </table:table-row>
        <table:table-row table:style-name="ro3">
          <table:covered-table-cell table:style-name="ce5"/>
          <table:covered-table-cell table:style-name="ce16"/>
          <table:covered-table-cell table:style-name="ce24"/>
          <table:table-cell table:style-name="ce30"/>
          <table:covered-table-cell table:style-name="ce34"/>
          <table:covered-table-cell table:style-name="ce40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3"/>
          <table:covered-table-cell table:style-name="ce51"/>
          <table:covered-table-cell table:style-name="ce57"/>
          <table:covered-table-cell table:style-name="ce40"/>
          <table:covered-table-cell table:style-name="ce64" table:number-columns-repeated="2"/>
          <table:covered-table-cell table:style-name="ce40"/>
          <table:covered-table-cell table:style-name="ce70"/>
          <table:table-cell table:number-columns-repeated="990"/>
        </table:table-row>
        <table:table-row table:style-name="ro3">
          <table:table-cell table:number-rows-spanned="2" office:value-type="float" office:value="1" table:style-name="TL ColHeader" table:number-columns-spanned="3" ns41:value-type="float">
            <text:p>1</text:p>
          </table:table-cell>
          <table:covered-table-cell table:style-name="ce17"/>
          <table:covered-table-cell table:style-name="ce25"/>
          <table:table-cell table:style-name="ce30"/>
          <table:table-cell table:number-rows-spanned="2" office:value-type="float" office:value="2" table:style-name="TL ColHeader" table:number-columns-spanned="1" ns41:value-type="float">
            <text:p>2</text:p>
          </table:table-cell>
          <table:table-cell table:number-rows-spanned="2" office:value-type="float" office:value="3" table:style-name="TL ColHeader" table:number-columns-spanned="1" ns41:value-type="float">
            <text:p>3</text:p>
          </table:table-cell>
          <table:table-cell ns41:value-type="string" table:number-rows-spanned="2" table:style-name="TL ColHeader" table:number-columns-spanned="1" office:value-type="string">
            <text:p>M. 4</text:p>
          </table:table-cell>
          <table:table-cell ns41:value-type="string" table:number-rows-spanned="2" table:style-name="TL ColHeader" table:number-columns-spanned="1" office:value-type="string">
            <text:p>V. 5</text:p>
          </table:table-cell>
          <table:table-cell ns41:value-type="string" table:number-rows-spanned="2" table:style-name="TL ColHeader" table:number-columns-spanned="1" office:value-type="string">
            <text:p>M. 6</text:p>
          </table:table-cell>
          <table:table-cell ns41:value-type="string" table:number-rows-spanned="2" table:style-name="TL ColHeader" table:number-columns-spanned="1" office:value-type="string">
            <text:p>V. 7</text:p>
          </table:table-cell>
          <table:table-cell ns41:value-type="string" table:number-rows-spanned="2" table:style-name="TL ColHeader" table:number-columns-spanned="1" office:value-type="string">
            <text:p>M. 8</text:p>
          </table:table-cell>
          <table:table-cell ns41:value-type="string" table:number-rows-spanned="2" table:style-name="TL ColHeader" table:number-columns-spanned="1" office:value-type="string">
            <text:p>V. 9</text:p>
          </table:table-cell>
          <table:table-cell ns41:value-type="string" table:number-rows-spanned="2" table:style-name="TL ColHeader" table:number-columns-spanned="1" office:value-type="string">
            <text:p>M. 10</text:p>
          </table:table-cell>
          <table:table-cell ns41:value-type="string" table:number-rows-spanned="2" table:style-name="TL ColHeader" table:number-columns-spanned="1" office:value-type="string">
            <text:p>V. 11</text:p>
          </table:table-cell>
          <table:table-cell ns41:value-type="string" table:number-rows-spanned="2" table:style-name="TL ColHeader" table:number-columns-spanned="1" office:value-type="string">
            <text:p>M. 12</text:p>
          </table:table-cell>
          <table:table-cell ns41:value-type="string" table:number-rows-spanned="2" table:style-name="TL ColHeader" table:number-columns-spanned="1" office:value-type="string">
            <text:p>V. 13</text:p>
          </table:table-cell>
          <table:table-cell ns41:value-type="string" table:number-rows-spanned="2" table:style-name="TL ColHeader" table:number-columns-spanned="1" office:value-type="string">
            <text:p>M. 14</text:p>
          </table:table-cell>
          <table:table-cell ns41:value-type="string" table:number-rows-spanned="2" table:style-name="TL ColHeader" table:number-columns-spanned="1" office:value-type="string">
            <text:p>V. 15</text:p>
          </table:table-cell>
          <table:table-cell ns41:value-type="string" table:number-rows-spanned="2" table:style-name="TL ColHeader" table:number-columns-spanned="1" office:value-type="string">
            <text:p>M. 16</text:p>
          </table:table-cell>
          <table:table-cell ns41:value-type="string" table:number-rows-spanned="2" table:style-name="TL ColHeader" table:number-columns-spanned="1" office:value-type="string">
            <text:p>V. 17</text:p>
          </table:table-cell>
          <table:table-cell ns41:value-type="string" table:number-rows-spanned="2" table:style-name="TL ColHeader" table:number-columns-spanned="1" office:value-type="string">
            <text:p>M. 18</text:p>
          </table:table-cell>
          <table:table-cell ns41:value-type="string" table:number-rows-spanned="2" table:style-name="TL ColHeader" table:number-columns-spanned="1" office:value-type="string">
            <text:p>V. 19</text:p>
          </table:table-cell>
          <table:table-cell ns41:value-type="string" table:number-rows-spanned="2" table:style-name="TL ColHeader" table:number-columns-spanned="1" office:value-type="string">
            <text:p>M. 20</text:p>
          </table:table-cell>
          <table:table-cell ns41:value-type="string" table:number-rows-spanned="2" table:style-name="TL ColHeader" table:number-columns-spanned="1" office:value-type="string">
            <text:p>V. 21</text:p>
          </table:table-cell>
          <table:table-cell ns41:value-type="string" table:number-rows-spanned="2" table:style-name="TL ColHeader" table:number-columns-spanned="1" office:value-type="string">
            <text:p>M. 22</text:p>
          </table:table-cell>
          <table:table-cell ns41:value-type="string" table:number-rows-spanned="2" table:style-name="TL ColHeader" table:number-columns-spanned="1" office:value-type="string">
            <text:p>V. 23</text:p>
          </table:table-cell>
          <table:table-cell ns41:value-type="string" table:number-rows-spanned="2" table:style-name="TL ColHeader" table:number-columns-spanned="1" office:value-type="string">
            <text:p>M. 24</text:p>
          </table:table-cell>
          <table:table-cell ns41:value-type="string" table:number-rows-spanned="2" table:style-name="TL ColHeader" table:number-columns-spanned="1" office:value-type="string">
            <text:p>V. 25</text:p>
          </table:table-cell>
          <table:covered-table-cell table:style-name="ce57"/>
          <table:covered-table-cell table:style-name="ce40"/>
          <table:covered-table-cell table:style-name="ce64" table:number-columns-repeated="2"/>
          <table:covered-table-cell table:style-name="ce40"/>
          <table:covered-table-cell table:style-name="ce70"/>
          <table:table-cell table:number-columns-repeated="990"/>
        </table:table-row>
        <table:table-row table:style-name="ro1">
          <table:covered-table-cell table:style-name="ce7"/>
          <table:covered-table-cell table:style-name="ce18"/>
          <table:covered-table-cell table:style-name="ce26"/>
          <table:table-cell table:style-name="ce30"/>
          <table:covered-table-cell table:style-name="ce35"/>
          <table:covered-table-cell table:style-name="TL ColHeader" table:number-columns-repeated="22"/>
          <table:covered-table-cell table:style-name="ce52"/>
          <table:covered-table-cell table:style-name="ce58"/>
          <table:covered-table-cell table:style-name="ce63"/>
          <table:covered-table-cell table:style-name="ce65" table:number-columns-repeated="2"/>
          <table:covered-table-cell table:style-name="ce63"/>
          <table:covered-table-cell table:style-name="ce71"/>
          <table:table-cell table:number-columns-repeated="990"/>
        </table:table-row>
        <table:table-row table:style-name="ro1">
          <table:table-cell table:number-rows-spanned="1" table:style-name="ce8" table:number-columns-spanned="3"/>
          <table:covered-table-cell table:style-name="ce8" table:number-columns-repeated="2"/>
          <table:table-cell table:style-name="ce31" table:number-columns-repeated="25"/>
          <table:table-cell table:number-columns-repeated="996"/>
        </table:table-row>
        <table:table-row table:style-name="ro3">
          <table:table-cell ns41:value-type="string" table:number-rows-spanned="1" table:style-name="TL RowHeader" table:number-columns-spanned="3" office:value-type="string">
            <text:p>Maastricht</text:p>
          </table:table-cell>
          <table:covered-table-cell table:style-name="ce19"/>
          <table:covered-table-cell table:style-name="ce27"/>
          <table:table-cell table:style-name="ce30"/>
          <table:table-cell ns41:value-type="float" table:style-name="TL Data" office:value="2926" office:value-type="float">
            <text:p>2926</text:p>
          </table:table-cell>
          <table:table-cell ns41:value-type="float" table:style-name="TL Data" office:value="5651" office:value-type="float">
            <text:p>5651</text:p>
          </table:table-cell>
          <table:table-cell ns41:value-type="float" table:style-name="TL Data" office:value="4675" office:value-type="float">
            <text:p>4675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6620" office:value-type="float">
            <text:p>6620</text:p>
          </table:table-cell>
          <table:table-cell ns41:value-type="float" table:style-name="TL Data" office:value="6595" office:value-type="float">
            <text:p>6595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130" office:value-type="float">
            <text:p>1130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114" office:value-type="float">
            <text:p>5114</text:p>
          </table:table-cell>
          <table:table-cell table:formula="of:=SUM([.G13];[.I13];[.K13];[.M13])" ns41:value-type="float" table:style-name="TL Data" office:value-type="float" office:value="12033">
            <text:p>12033</text:p>
          </table:table-cell>
          <table:table-cell table:formula="of:=SUM([.H13];[.J13];[.L13];[.N13])" ns41:value-type="float" table:style-name="TL Data" office:value-type="float" office:value="13815">
            <text:p>13815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13377" office:value-type="float">
            <text:p>13377</text:p>
          </table:table-cell>
          <table:table-cell ns41:value-type="float" table:style-name="TL Data" office:value="15161" office:value-type="float">
            <text:p>15161</text:p>
          </table:table-cell>
          <table:table-cell ns41:value-type="string" table:style-name="ce59" office:value-type="string">
            <text:p>VT</text:p>
          </table:table-cell>
          <table:table-cell ns41:value-type="string" table:style-name="ce59" office:value-type="string">
            <text:p>1879_05_H2</text:p>
          </table:table-cell>
          <table:table-cell ns41:value-type="float" table:style-name="ce59" office:value="46" office:value-type="float">
            <text:p>46</text:p>
          </table:table-cell>
          <table:table-cell ns41:value-type="float" table:style-name="ce59" office:value="47" office:value-type="float">
            <text:p>47</text:p>
          </table:table-cell>
          <table:table-cell ns41:value-type="string" table:style-name="ce59" office:value-type="string">
            <text:p>Limburg</text:p>
          </table:table-cell>
          <table:table-cell ns41:value-type="string" table:style-name="ce72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Ambij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76" office:value-type="float">
            <text:p>176</text:p>
          </table:table-cell>
          <table:table-cell table:formula="of:=SUM([.G14];[.I14];[.K14];[.M14])" ns41:value-type="float" table:style-name="TL Data" office:value-type="float" office:value="460">
            <text:p>460</text:p>
          </table:table-cell>
          <table:table-cell table:formula="of:=SUM([.H14];[.J14];[.L14];[.N14])" ns41:value-type="float" table:style-name="TL Data" office:value-type="float" office:value="476">
            <text:p>47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78" office:value-type="float">
            <text:p>47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Amstenrade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9" office:value-type="float">
            <text:p>89</text:p>
          </table:table-cell>
          <table:table-cell table:formula="of:=SUM([.G15];[.I15];[.K15];[.M15])" ns41:value-type="float" table:style-name="TL Data" office:value-type="float" office:value="225">
            <text:p>225</text:p>
          </table:table-cell>
          <table:table-cell table:formula="of:=SUM([.H15];[.J15];[.L15];[.N15])" ns41:value-type="float" table:style-name="TL Data" office:value-type="float" office:value="217">
            <text:p>2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31" office:value-type="float">
            <text:p>23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Areen en Veld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412" office:value-type="float">
            <text:p>412</text:p>
          </table:table-cell>
          <table:table-cell table:formula="of:=SUM([.G16];[.I16];[.K16];[.M16])" ns41:value-type="float" table:style-name="TL Data" office:value-type="float" office:value="1011">
            <text:p>1011</text:p>
          </table:table-cell>
          <table:table-cell table:formula="of:=SUM([.H16];[.J16];[.L16];[.N16])" ns41:value-type="float" table:style-name="TL Data" office:value-type="float" office:value="989">
            <text:p>98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1002" office:value-type="float">
            <text:p>100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aexem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51" table:style-name="TL Data" table:number-columns-repeated="2" office:value-type="float">
            <text:p>15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31" office:value-type="float">
            <text:p>131</text:p>
          </table:table-cell>
          <table:table-cell table:formula="of:=SUM([.G17];[.I17];[.K17];[.M17])" ns41:value-type="float" table:style-name="TL Data" office:value-type="float" office:value="355">
            <text:p>355</text:p>
          </table:table-cell>
          <table:table-cell table:formula="of:=SUM([.H17];[.J17];[.L17];[.N17])" ns41:value-type="float" table:style-name="TL Data" office:value-type="float" office:value="346">
            <text:p>34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47" office:value-type="float">
            <text:p>34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eegdem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37" office:value-type="float">
            <text:p>137</text:p>
          </table:table-cell>
          <table:table-cell table:formula="of:=SUM([.G18];[.I18];[.K18];[.M18])" ns41:value-type="float" table:style-name="TL Data" office:value-type="float" office:value="340">
            <text:p>340</text:p>
          </table:table-cell>
          <table:table-cell table:formula="of:=SUM([.H18];[.J18];[.L18];[.N18])" ns41:value-type="float" table:style-name="TL Data" office:value-type="float" office:value="311">
            <text:p>3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16" office:value-type="float">
            <text:p>31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eek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508" office:value-type="float">
            <text:p>508</text:p>
          </table:table-cell>
          <table:table-cell table:formula="of:=SUM([.G19];[.I19];[.K19];[.M19])" ns41:value-type="float" table:style-name="TL Data" office:value-type="float" office:value="1324">
            <text:p>1324</text:p>
          </table:table-cell>
          <table:table-cell table:formula="of:=SUM([.H19];[.J19];[.L19];[.N19])" ns41:value-type="float" table:style-name="TL Data" office:value-type="float" office:value="1220">
            <text:p>12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46" office:value-type="float">
            <text:p>1346</text:p>
          </table:table-cell>
          <table:table-cell ns41:value-type="float" table:style-name="TL Data" office:value="1252" office:value-type="float">
            <text:p>125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oesel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77" office:value-type="float">
            <text:p>377</text:p>
          </table:table-cell>
          <table:table-cell table:formula="of:=SUM([.G20];[.I20];[.K20];[.M20])" ns41:value-type="float" table:style-name="TL Data" office:value-type="float" office:value="924">
            <text:p>924</text:p>
          </table:table-cell>
          <table:table-cell table:formula="of:=SUM([.H20];[.J20];[.L20];[.N20])" ns41:value-type="float" table:style-name="TL Data" office:value-type="float" office:value="877">
            <text:p>87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881" office:value-type="float">
            <text:p>88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elfeld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4" office:value-type="float">
            <text:p>104</text:p>
          </table:table-cell>
          <table:table-cell table:formula="of:=SUM([.G21];[.I21];[.K21];[.M21])" ns41:value-type="float" table:style-name="TL Data" office:value-type="float" office:value="300">
            <text:p>300</text:p>
          </table:table-cell>
          <table:table-cell table:formula="of:=SUM([.H21];[.J21];[.L21];[.N21])" ns41:value-type="float" table:style-name="TL Data" office:value-type="float" office:value="245">
            <text:p>24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46" office:value-type="float">
            <text:p>24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emel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3" office:value-type="float">
            <text:p>53</text:p>
          </table:table-cell>
          <table:table-cell table:formula="of:=SUM([.G22];[.I22];[.K22];[.M22])" ns41:value-type="float" table:style-name="TL Data" office:value-type="float" office:value="139">
            <text:p>139</text:p>
          </table:table-cell>
          <table:table-cell table:formula="of:=SUM([.H22];[.J22];[.L22];[.N22])" ns41:value-type="float" table:style-name="TL Data" office:value-type="float" office:value="123">
            <text:p>1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6" office:value-type="float">
            <text:p>12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erg en Terblij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92" office:value-type="float">
            <text:p>192</text:p>
          </table:table-cell>
          <table:table-cell table:formula="of:=SUM([.G23];[.I23];[.K23];[.M23])" ns41:value-type="float" table:style-name="TL Data" office:value-type="float" office:value="514">
            <text:p>514</text:p>
          </table:table-cell>
          <table:table-cell table:formula="of:=SUM([.H23];[.J23];[.L23];[.N23])" ns41:value-type="float" table:style-name="TL Data" office:value-type="float" office:value="465">
            <text:p>46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565" office:value-type="float">
            <text:p>56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erg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015" office:value-type="float">
            <text:p>1015</text:p>
          </table:table-cell>
          <table:table-cell table:formula="of:=SUM([.G24];[.I24];[.K24];[.M24])" ns41:value-type="float" table:style-name="TL Data" office:value-type="float" office:value="2410">
            <text:p>2410</text:p>
          </table:table-cell>
          <table:table-cell table:formula="of:=SUM([.H24];[.J24];[.L24];[.N24])" ns41:value-type="float" table:style-name="TL Data" office:value-type="float" office:value="2300">
            <text:p>230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06" office:value-type="float">
            <text:p>2506</text:p>
          </table:table-cell>
          <table:table-cell ns41:value-type="float" table:style-name="TL Data" office:value="2334" office:value-type="float">
            <text:p>2334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ingelrade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3" office:value-type="float">
            <text:p>73</text:p>
          </table:table-cell>
          <table:table-cell table:formula="of:=SUM([.G25];[.I25];[.K25];[.M25])" ns41:value-type="float" table:style-name="TL Data" office:value-type="float" office:value="209">
            <text:p>209</text:p>
          </table:table-cell>
          <table:table-cell table:formula="of:=SUM([.H25];[.J25];[.L25];[.N25])" ns41:value-type="float" table:style-name="TL Data" office:value-type="float" office:value="196">
            <text:p>19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02" office:value-type="float">
            <text:p>20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ocholtz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40" office:value-type="float">
            <text:p>240</text:p>
          </table:table-cell>
          <table:table-cell table:formula="of:=SUM([.G26];[.I26];[.K26];[.M26])" ns41:value-type="float" table:style-name="TL Data" office:value-type="float" office:value="670">
            <text:p>670</text:p>
          </table:table-cell>
          <table:table-cell table:formula="of:=SUM([.H26];[.J26];[.L26];[.N26])" ns41:value-type="float" table:style-name="TL Data" office:value-type="float" office:value="585">
            <text:p>5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592" office:value-type="float">
            <text:p>59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orghar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5" office:value-type="float">
            <text:p>115</text:p>
          </table:table-cell>
          <table:table-cell table:formula="of:=SUM([.G27];[.I27];[.K27];[.M27])" ns41:value-type="float" table:style-name="TL Data" office:value-type="float" office:value="327">
            <text:p>327</text:p>
          </table:table-cell>
          <table:table-cell table:formula="of:=SUM([.H27];[.J27];[.L27];[.N27])" ns41:value-type="float" table:style-name="TL Data" office:value-type="float" office:value="300">
            <text:p>30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94" office:value-type="float">
            <text:p>394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or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21" office:value-type="float">
            <text:p>321</text:p>
          </table:table-cell>
          <table:table-cell table:formula="of:=SUM([.G28];[.I28];[.K28];[.M28])" ns41:value-type="float" table:style-name="TL Data" office:value-type="float" office:value="871">
            <text:p>871</text:p>
          </table:table-cell>
          <table:table-cell table:formula="of:=SUM([.H28];[.J28];[.L28];[.N28])" ns41:value-type="float" table:style-name="TL Data" office:value-type="float" office:value="741">
            <text:p>74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8"/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745" office:value-type="float">
            <text:p>74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roekhuijs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86" office:value-type="float">
            <text:p>186</text:p>
          </table:table-cell>
          <table:table-cell table:formula="of:=SUM([.G29];[.I29];[.K29];[.M29])" ns41:value-type="float" table:style-name="TL Data" office:value-type="float" office:value="423">
            <text:p>423</text:p>
          </table:table-cell>
          <table:table-cell table:formula="of:=SUM([.H29];[.J29];[.L29];[.N29])" ns41:value-type="float" table:style-name="TL Data" office:value-type="float" office:value="418">
            <text:p>4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25" office:value-type="float">
            <text:p>42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roeksittard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54" table:style-name="TL Data" table:number-columns-repeated="2" office:value-type="float">
            <text:p>15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34" office:value-type="float">
            <text:p>134</text:p>
          </table:table-cell>
          <table:table-cell table:formula="of:=SUM([.G30];[.I30];[.K30];[.M30])" ns41:value-type="float" table:style-name="TL Data" office:value-type="float" office:value="316">
            <text:p>316</text:p>
          </table:table-cell>
          <table:table-cell table:formula="of:=SUM([.H30];[.J30];[.L30];[.N30])" ns41:value-type="float" table:style-name="TL Data" office:value-type="float" office:value="307">
            <text:p>30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9"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07" office:value-type="float">
            <text:p>30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runssum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14" office:value-type="float">
            <text:p>214</text:p>
          </table:table-cell>
          <table:table-cell table:formula="of:=SUM([.G31];[.I31];[.K31];[.M31])" ns41:value-type="float" table:style-name="TL Data" office:value-type="float" office:value="514">
            <text:p>514</text:p>
          </table:table-cell>
          <table:table-cell table:formula="of:=SUM([.H31];[.J31];[.L31];[.N31])" ns41:value-type="float" table:style-name="TL Data" office:value-type="float" office:value="502">
            <text:p>50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631" office:value-type="float">
            <text:p>63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uggenum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43" office:value-type="float">
            <text:p>143</text:p>
          </table:table-cell>
          <table:table-cell table:formula="of:=SUM([.G32];[.I32];[.K32];[.M32])" ns41:value-type="float" table:style-name="TL Data" office:value-type="float" office:value="367">
            <text:p>367</text:p>
          </table:table-cell>
          <table:table-cell table:formula="of:=SUM([.H32];[.J32];[.L32];[.N32])" ns41:value-type="float" table:style-name="TL Data" office:value-type="float" office:value="327">
            <text:p>3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34" office:value-type="float">
            <text:p>334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Bunde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40" office:value-type="float">
            <text:p>140</text:p>
          </table:table-cell>
          <table:table-cell table:formula="of:=SUM([.G33];[.I33];[.K33];[.M33])" ns41:value-type="float" table:style-name="TL Data" office:value-type="float" office:value="366">
            <text:p>366</text:p>
          </table:table-cell>
          <table:table-cell table:formula="of:=SUM([.H33];[.J33];[.L33];[.N33])" ns41:value-type="float" table:style-name="TL Data" office:value-type="float" office:value="347">
            <text:p>34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452" office:value-type="float">
            <text:p>45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Cadier en Keer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24" office:value-type="float">
            <text:p>124</text:p>
          </table:table-cell>
          <table:table-cell table:formula="of:=SUM([.G34];[.I34];[.K34];[.M34])" ns41:value-type="float" table:style-name="TL Data" office:value-type="float" office:value="354">
            <text:p>354</text:p>
          </table:table-cell>
          <table:table-cell table:formula="of:=SUM([.H34];[.J34];[.L34];[.N34])" ns41:value-type="float" table:style-name="TL Data" office:value-type="float" office:value="319">
            <text:p>3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23" office:value-type="float">
            <text:p>32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Ech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208" office:value-type="float">
            <text:p>1208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843" office:value-type="float">
            <text:p>843</text:p>
          </table:table-cell>
          <table:table-cell table:formula="of:=SUM([.G35];[.I35];[.K35];[.M35])" ns41:value-type="float" table:style-name="TL Data" office:value-type="float" office:value="2258">
            <text:p>2258</text:p>
          </table:table-cell>
          <table:table-cell table:formula="of:=SUM([.H35];[.J35];[.L35];[.N35])" ns41:value-type="float" table:style-name="TL Data" office:value-type="float" office:value="2128">
            <text:p>212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280" office:value-type="float">
            <text:p>2280</text:p>
          </table:table-cell>
          <table:table-cell ns41:value-type="float" table:style-name="TL Data" office:value="2331" office:value-type="float">
            <text:p>233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Elsloo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75" office:value-type="float">
            <text:p>275</text:p>
          </table:table-cell>
          <table:table-cell table:formula="of:=SUM([.G36];[.I36];[.K36];[.M36])" ns41:value-type="float" table:style-name="TL Data" office:value-type="float" office:value="701">
            <text:p>701</text:p>
          </table:table-cell>
          <table:table-cell table:formula="of:=SUM([.H36];[.J36];[.L36];[.N36])" ns41:value-type="float" table:style-name="TL Data" office:value-type="float" office:value="661">
            <text:p>66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667" office:value-type="float">
            <text:p>66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Eijgelshov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9" office:value-type="float">
            <text:p>89</text:p>
          </table:table-cell>
          <table:table-cell table:formula="of:=SUM([.G37];[.I37];[.K37];[.M37])" ns41:value-type="float" table:style-name="TL Data" office:value-type="float" office:value="223">
            <text:p>223</text:p>
          </table:table-cell>
          <table:table-cell table:formula="of:=SUM([.H37];[.J37];[.L37];[.N37])" ns41:value-type="float" table:style-name="TL Data" office:value-type="float" office:value="226">
            <text:p>2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29" office:value-type="float">
            <text:p>22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Eijsd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413" office:value-type="float">
            <text:p>413</text:p>
          </table:table-cell>
          <table:table-cell table:formula="of:=SUM([.G38];[.I38];[.K38];[.M38])" ns41:value-type="float" table:style-name="TL Data" office:value-type="float" office:value="1111">
            <text:p>1111</text:p>
          </table:table-cell>
          <table:table-cell table:formula="of:=SUM([.H38];[.J38];[.L38];[.N38])" ns41:value-type="float" table:style-name="TL Data" office:value-type="float" office:value="1075">
            <text:p>107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24" office:value-type="float">
            <text:p>1124</text:p>
          </table:table-cell>
          <table:table-cell ns41:value-type="float" table:style-name="TL Data" office:value="1180" office:value-type="float">
            <text:p>118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Gele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19" office:value-type="float">
            <text:p>419</text:p>
          </table:table-cell>
          <table:table-cell table:formula="of:=SUM([.G39];[.I39];[.K39];[.M39])" ns41:value-type="float" table:style-name="TL Data" office:value-type="float" office:value="1112">
            <text:p>1112</text:p>
          </table:table-cell>
          <table:table-cell table:formula="of:=SUM([.H39];[.J39];[.L39];[.N39])" ns41:value-type="float" table:style-name="TL Data" office:value-type="float" office:value="1041">
            <text:p>104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1140" office:value-type="float">
            <text:p>114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Gennep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48" office:value-type="float">
            <text:p>348</text:p>
          </table:table-cell>
          <table:table-cell table:formula="of:=SUM([.G40];[.I40];[.K40];[.M40])" ns41:value-type="float" table:style-name="TL Data" office:value-type="float" office:value="858">
            <text:p>858</text:p>
          </table:table-cell>
          <table:table-cell table:formula="of:=SUM([.H40];[.J40];[.L40];[.N40])" ns41:value-type="float" table:style-name="TL Data" office:value-type="float" office:value="842">
            <text:p>84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879" office:value-type="float">
            <text:p>87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Geul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08" office:value-type="float">
            <text:p>208</text:p>
          </table:table-cell>
          <table:table-cell table:formula="of:=SUM([.G41];[.I41];[.K41];[.M41])" ns41:value-type="float" table:style-name="TL Data" office:value-type="float" office:value="516">
            <text:p>516</text:p>
          </table:table-cell>
          <table:table-cell table:formula="of:=SUM([.H41];[.J41];[.L41];[.N41])" ns41:value-type="float" table:style-name="TL Data" office:value-type="float" office:value="506">
            <text:p>50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511" office:value-type="float">
            <text:p>51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Gathem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06" office:value-type="float">
            <text:p>206</text:p>
          </table:table-cell>
          <table:table-cell table:formula="of:=SUM([.G42];[.I42];[.K42];[.M42])" ns41:value-type="float" table:style-name="TL Data" office:value-type="float" office:value="559">
            <text:p>559</text:p>
          </table:table-cell>
          <table:table-cell table:formula="of:=SUM([.H42];[.J42];[.L42];[.N42])" ns41:value-type="float" table:style-name="TL Data" office:value-type="float" office:value="534">
            <text:p>5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539" office:value-type="float">
            <text:p>53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Grevenbich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10" office:value-type="float">
            <text:p>210</text:p>
          </table:table-cell>
          <table:table-cell table:formula="of:=SUM([.G43];[.I43];[.K43];[.M43])" ns41:value-type="float" table:style-name="TL Data" office:value-type="float" office:value="565">
            <text:p>565</text:p>
          </table:table-cell>
          <table:table-cell table:formula="of:=SUM([.H43];[.J43];[.L43];[.N43])" ns41:value-type="float" table:style-name="TL Data" office:value-type="float" office:value="504">
            <text:p>50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506" office:value-type="float">
            <text:p>50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0" office:value="46" office:value-type="float">
            <text:p>46</text:p>
          </table:table-cell>
          <table:table-cell ns41:value-type="float" table:style-name="ce60" office:value="47" office:value-type="float">
            <text:p>47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49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Gronsveld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81" office:value-type="float">
            <text:p>381</text:p>
          </table:table-cell>
          <table:table-cell table:formula="of:=SUM([.G44];[.I44];[.K44];[.M44])" ns41:value-type="float" table:style-name="TL Data" office:value-type="float" office:value="926">
            <text:p>926</text:p>
          </table:table-cell>
          <table:table-cell table:formula="of:=SUM([.H44];[.J44];[.L44];[.N44])" ns41:value-type="float" table:style-name="TL Data" office:value-type="float" office:value="878">
            <text:p>878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8"/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887" office:value-type="float">
            <text:p>88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Grubbenvors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90" office:value-type="float">
            <text:p>290</text:p>
          </table:table-cell>
          <table:table-cell table:formula="of:=SUM([.G45];[.I45];[.K45];[.M45])" ns41:value-type="float" table:style-name="TL Data" office:value-type="float" office:value="726">
            <text:p>726</text:p>
          </table:table-cell>
          <table:table-cell table:formula="of:=SUM([.H45];[.J45];[.L45];[.N45])" ns41:value-type="float" table:style-name="TL Data" office:value-type="float" office:value="683">
            <text:p>68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837" office:value-type="float">
            <text:p>83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Gulp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464" office:value-type="float">
            <text:p>464</text:p>
          </table:table-cell>
          <table:table-cell table:formula="of:=SUM([.G46];[.I46];[.K46];[.M46])" ns41:value-type="float" table:style-name="TL Data" office:value-type="float" office:value="1302">
            <text:p>1302</text:p>
          </table:table-cell>
          <table:table-cell table:formula="of:=SUM([.H46];[.J46];[.L46];[.N46])" ns41:value-type="float" table:style-name="TL Data" office:value-type="float" office:value="1194">
            <text:p>119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20" office:value-type="float">
            <text:p>1320</text:p>
          </table:table-cell>
          <table:table-cell ns41:value-type="float" table:style-name="TL Data" office:value="1215" office:value-type="float">
            <text:p>121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ael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51" office:value-type="float">
            <text:p>151</text:p>
          </table:table-cell>
          <table:table-cell table:formula="of:=SUM([.G47];[.I47];[.K47];[.M47])" ns41:value-type="float" table:style-name="TL Data" office:value-type="float" office:value="437">
            <text:p>437</text:p>
          </table:table-cell>
          <table:table-cell table:formula="of:=SUM([.H47];[.J47];[.L47];[.N47])" ns41:value-type="float" table:style-name="TL Data" office:value-type="float" office:value="390">
            <text:p>39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390" office:value-type="float">
            <text:p>39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eel en Panheel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75" office:value-type="float">
            <text:p>175</text:p>
          </table:table-cell>
          <table:table-cell table:formula="of:=SUM([.G48];[.I48];[.K48];[.M48])" ns41:value-type="float" table:style-name="TL Data" office:value-type="float" office:value="467">
            <text:p>467</text:p>
          </table:table-cell>
          <table:table-cell table:formula="of:=SUM([.H48];[.J48];[.L48];[.N48])" ns41:value-type="float" table:style-name="TL Data" office:value-type="float" office:value="416">
            <text:p>41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27" office:value-type="float">
            <text:p>42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eer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25" office:value-type="float">
            <text:p>325</text:p>
          </table:table-cell>
          <table:table-cell table:formula="of:=SUM([.G49];[.I49];[.K49];[.M49])" ns41:value-type="float" table:style-name="TL Data" office:value-type="float" office:value="747">
            <text:p>747</text:p>
          </table:table-cell>
          <table:table-cell table:formula="of:=SUM([.H49];[.J49];[.L49];[.N49])" ns41:value-type="float" table:style-name="TL Data" office:value-type="float" office:value="693">
            <text:p>69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720" office:value-type="float">
            <text:p>72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eerl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978" office:value-type="float">
            <text:p>978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268" office:value-type="float">
            <text:p>1268</text:p>
          </table:table-cell>
          <table:table-cell ns41:value-type="float" table:style-name="TL Data" office:value="1132" office:value-type="float">
            <text:p>1132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925" office:value-type="float">
            <text:p>925</text:p>
          </table:table-cell>
          <table:table-cell table:formula="of:=SUM([.G50];[.I50];[.K50];[.M50])" ns41:value-type="float" table:style-name="TL Data" office:value-type="float" office:value="2475">
            <text:p>2475</text:p>
          </table:table-cell>
          <table:table-cell table:formula="of:=SUM([.H50];[.J50];[.L50];[.N50])" ns41:value-type="float" table:style-name="TL Data" office:value-type="float" office:value="2400">
            <text:p>240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581" office:value-type="float">
            <text:p>2581</text:p>
          </table:table-cell>
          <table:table-cell ns41:value-type="float" table:style-name="TL Data" office:value="2524" office:value-type="float">
            <text:p>2524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eld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714" office:value-type="float">
            <text:p>714</text:p>
          </table:table-cell>
          <table:table-cell table:formula="of:=SUM([.G51];[.I51];[.K51];[.M51])" ns41:value-type="float" table:style-name="TL Data" office:value-type="float" office:value="1803">
            <text:p>1803</text:p>
          </table:table-cell>
          <table:table-cell table:formula="of:=SUM([.H51];[.J51];[.L51];[.N51])" ns41:value-type="float" table:style-name="TL Data" office:value-type="float" office:value="1766">
            <text:p>176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838" office:value-type="float">
            <text:p>1838</text:p>
          </table:table-cell>
          <table:table-cell ns41:value-type="float" table:style-name="TL Data" office:value="1890" office:value-type="float">
            <text:p>189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erkenbosch en Melick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38" office:value-type="float">
            <text:p>338</text:p>
          </table:table-cell>
          <table:table-cell table:formula="of:=SUM([.G52];[.I52];[.K52];[.M52])" ns41:value-type="float" table:style-name="TL Data" office:value-type="float" office:value="867">
            <text:p>867</text:p>
          </table:table-cell>
          <table:table-cell table:formula="of:=SUM([.H52];[.J52];[.L52];[.N52])" ns41:value-type="float" table:style-name="TL Data" office:value-type="float" office:value="865">
            <text:p>86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868" office:value-type="float">
            <text:p>86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ert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01" office:value-type="float">
            <text:p>201</text:p>
          </table:table-cell>
          <table:table-cell table:formula="of:=SUM([.G53];[.I53];[.K53];[.M53])" ns41:value-type="float" table:style-name="TL Data" office:value-type="float" office:value="542">
            <text:p>542</text:p>
          </table:table-cell>
          <table:table-cell table:formula="of:=SUM([.H53];[.J53];[.L53];[.N53])" ns41:value-type="float" table:style-name="TL Data" office:value-type="float" office:value="489">
            <text:p>48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489" office:value-type="float">
            <text:p>48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eijthuijs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36" office:value-type="float">
            <text:p>336</text:p>
          </table:table-cell>
          <table:table-cell table:formula="of:=SUM([.G54];[.I54];[.K54];[.M54])" ns41:value-type="float" table:style-name="TL Data" office:value-type="float" office:value="810">
            <text:p>810</text:p>
          </table:table-cell>
          <table:table-cell table:formula="of:=SUM([.H54];[.J54];[.L54];[.N54])" ns41:value-type="float" table:style-name="TL Data" office:value-type="float" office:value="742">
            <text:p>74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028" office:value-type="float">
            <text:p>1028</text:p>
          </table:table-cell>
          <table:table-cell ns41:value-type="float" table:style-name="TL Data" office:value="889" office:value-type="float">
            <text:p>88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oensbroek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45" office:value-type="float">
            <text:p>245</text:p>
          </table:table-cell>
          <table:table-cell table:formula="of:=SUM([.G55];[.I55];[.K55];[.M55])" ns41:value-type="float" table:style-name="TL Data" office:value-type="float" office:value="662">
            <text:p>662</text:p>
          </table:table-cell>
          <table:table-cell table:formula="of:=SUM([.H55];[.J55];[.L55];[.N55])" ns41:value-type="float" table:style-name="TL Data" office:value-type="float" office:value="581">
            <text:p>58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587" office:value-type="float">
            <text:p>58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or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09" office:value-type="float">
            <text:p>209</text:p>
          </table:table-cell>
          <table:table-cell table:formula="of:=SUM([.G56];[.I56];[.K56];[.M56])" ns41:value-type="float" table:style-name="TL Data" office:value-type="float" office:value="520">
            <text:p>520</text:p>
          </table:table-cell>
          <table:table-cell table:formula="of:=SUM([.H56];[.J56];[.L56];[.N56])" ns41:value-type="float" table:style-name="TL Data" office:value-type="float" office:value="488">
            <text:p>48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495" office:value-type="float">
            <text:p>49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ors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803" office:value-type="float">
            <text:p>803</text:p>
          </table:table-cell>
          <table:table-cell table:formula="of:=SUM([.G57];[.I57];[.K57];[.M57])" ns41:value-type="float" table:style-name="TL Data" office:value-type="float" office:value="1948">
            <text:p>1948</text:p>
          </table:table-cell>
          <table:table-cell table:formula="of:=SUM([.H57];[.J57];[.L57];[.N57])" ns41:value-type="float" table:style-name="TL Data" office:value-type="float" office:value="1842">
            <text:p>18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61" office:value-type="float">
            <text:p>1961</text:p>
          </table:table-cell>
          <table:table-cell ns41:value-type="float" table:style-name="TL Data" office:value="1877" office:value-type="float">
            <text:p>187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outhem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65" office:value-type="float">
            <text:p>165</text:p>
          </table:table-cell>
          <table:table-cell table:formula="of:=SUM([.G58];[.I58];[.K58];[.M58])" ns41:value-type="float" table:style-name="TL Data" office:value-type="float" office:value="461">
            <text:p>461</text:p>
          </table:table-cell>
          <table:table-cell table:formula="of:=SUM([.H58];[.J58];[.L58];[.N58])" ns41:value-type="float" table:style-name="TL Data" office:value-type="float" office:value="410">
            <text:p>4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19" office:value-type="float">
            <text:p>41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ulsberg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98" office:value-type="float">
            <text:p>198</text:p>
          </table:table-cell>
          <table:table-cell table:formula="of:=SUM([.G59];[.I59];[.K59];[.M59])" ns41:value-type="float" table:style-name="TL Data" office:value-type="float" office:value="602">
            <text:p>602</text:p>
          </table:table-cell>
          <table:table-cell table:formula="of:=SUM([.H59];[.J59];[.L59];[.N59])" ns41:value-type="float" table:style-name="TL Data" office:value-type="float" office:value="594">
            <text:p>59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601" office:value-type="float">
            <text:p>60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Hunsel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21" office:value-type="float">
            <text:p>221</text:p>
          </table:table-cell>
          <table:table-cell table:formula="of:=SUM([.G60];[.I60];[.K60];[.M60])" ns41:value-type="float" table:style-name="TL Data" office:value-type="float" office:value="566">
            <text:p>566</text:p>
          </table:table-cell>
          <table:table-cell table:formula="of:=SUM([.H60];[.J60];[.L60];[.N60])" ns41:value-type="float" table:style-name="TL Data" office:value-type="float" office:value="503">
            <text:p>50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506" office:value-type="float">
            <text:p>50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Itter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7" office:value-type="float">
            <text:p>77</text:p>
          </table:table-cell>
          <table:table-cell table:formula="of:=SUM([.G61];[.I61];[.K61];[.M61])" ns41:value-type="float" table:style-name="TL Data" office:value-type="float" office:value="231">
            <text:p>231</text:p>
          </table:table-cell>
          <table:table-cell table:formula="of:=SUM([.H61];[.J61];[.L61];[.N61])" ns41:value-type="float" table:style-name="TL Data" office:value-type="float" office:value="225">
            <text:p>22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29" office:value-type="float">
            <text:p>22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Ittervoor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0" office:value-type="float">
            <text:p>40</text:p>
          </table:table-cell>
          <table:table-cell table:formula="of:=SUM([.G62];[.I62];[.K62];[.M62])" ns41:value-type="float" table:style-name="TL Data" office:value-type="float" office:value="131">
            <text:p>131</text:p>
          </table:table-cell>
          <table:table-cell table:formula="of:=SUM([.H62];[.J62];[.L62];[.N62])" ns41:value-type="float" table:style-name="TL Data" office:value-type="float" office:value="117">
            <text:p>11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8" office:value-type="float">
            <text:p>11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Jabeek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9" office:value-type="float">
            <text:p>69</text:p>
          </table:table-cell>
          <table:table-cell table:formula="of:=SUM([.G63];[.I63];[.K63];[.M63])" ns41:value-type="float" table:style-name="TL Data" office:value-type="float" office:value="205">
            <text:p>205</text:p>
          </table:table-cell>
          <table:table-cell table:formula="of:=SUM([.H63];[.J63];[.L63];[.N63])" ns41:value-type="float" table:style-name="TL Data" office:value-type="float" office:value="189">
            <text:p>18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93" office:value-type="float">
            <text:p>19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Kerkrade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566" office:value-type="float">
            <text:p>1566</text:p>
          </table:table-cell>
          <table:table-cell ns41:value-type="float" table:style-name="TL Data" office:value="1372" office:value-type="float">
            <text:p>1372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25" office:value-type="float">
            <text:p>925</text:p>
          </table:table-cell>
          <table:table-cell table:formula="of:=SUM([.G64];[.I64];[.K64];[.M64])" ns41:value-type="float" table:style-name="TL Data" office:value-type="float" office:value="2684">
            <text:p>2684</text:p>
          </table:table-cell>
          <table:table-cell table:formula="of:=SUM([.H64];[.J64];[.L64];[.N64])" ns41:value-type="float" table:style-name="TL Data" office:value-type="float" office:value="2574">
            <text:p>2574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57" office:value-type="float">
            <text:p>5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454" office:value-type="float">
            <text:p>3454</text:p>
          </table:table-cell>
          <table:table-cell ns41:value-type="float" table:style-name="TL Data" office:value="2651" office:value-type="float">
            <text:p>265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Kessel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35" office:value-type="float">
            <text:p>235</text:p>
          </table:table-cell>
          <table:table-cell table:formula="of:=SUM([.G65];[.I65];[.K65];[.M65])" ns41:value-type="float" table:style-name="TL Data" office:value-type="float" office:value="716">
            <text:p>716</text:p>
          </table:table-cell>
          <table:table-cell table:formula="of:=SUM([.H65];[.J65];[.L65];[.N65])" ns41:value-type="float" table:style-name="TL Data" office:value-type="float" office:value="659">
            <text:p>65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669" office:value-type="float">
            <text:p>66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Klimm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37" office:value-type="float">
            <text:p>237</text:p>
          </table:table-cell>
          <table:table-cell table:formula="of:=SUM([.G66];[.I66];[.K66];[.M66])" ns41:value-type="float" table:style-name="TL Data" office:value-type="float" office:value="617">
            <text:p>617</text:p>
          </table:table-cell>
          <table:table-cell table:formula="of:=SUM([.H66];[.J66];[.L66];[.N66])" ns41:value-type="float" table:style-name="TL Data" office:value-type="float" office:value="584">
            <text:p>58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588" office:value-type="float">
            <text:p>58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Limbrich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56" office:value-type="float">
            <text:p>256</text:p>
          </table:table-cell>
          <table:table-cell table:formula="of:=SUM([.G67];[.I67];[.K67];[.M67])" ns41:value-type="float" table:style-name="TL Data" office:value-type="float" office:value="698">
            <text:p>698</text:p>
          </table:table-cell>
          <table:table-cell table:formula="of:=SUM([.H67];[.J67];[.L67];[.N67])" ns41:value-type="float" table:style-name="TL Data" office:value-type="float" office:value="633">
            <text:p>63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642" office:value-type="float">
            <text:p>64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Linne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77" office:value-type="float">
            <text:p>177</text:p>
          </table:table-cell>
          <table:table-cell table:formula="of:=SUM([.G68];[.I68];[.K68];[.M68])" ns41:value-type="float" table:style-name="TL Data" office:value-type="float" office:value="498">
            <text:p>498</text:p>
          </table:table-cell>
          <table:table-cell table:formula="of:=SUM([.H68];[.J68];[.L68];[.N68])" ns41:value-type="float" table:style-name="TL Data" office:value-type="float" office:value="472">
            <text:p>47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73" office:value-type="float">
            <text:p>47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Maasbrach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49" office:value-type="float">
            <text:p>249</text:p>
          </table:table-cell>
          <table:table-cell table:formula="of:=SUM([.G69];[.I69];[.K69];[.M69])" ns41:value-type="float" table:style-name="TL Data" office:value-type="float" office:value="772">
            <text:p>772</text:p>
          </table:table-cell>
          <table:table-cell table:formula="of:=SUM([.H69];[.J69];[.L69];[.N69])" ns41:value-type="float" table:style-name="TL Data" office:value-type="float" office:value="670">
            <text:p>67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672" office:value-type="float">
            <text:p>67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Maasbree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335" office:value-type="float">
            <text:p>1335</text:p>
          </table:table-cell>
          <table:table-cell ns41:value-type="float" table:style-name="TL Data" office:value="1103" office:value-type="float">
            <text:p>1103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986" office:value-type="float">
            <text:p>986</text:p>
          </table:table-cell>
          <table:table-cell table:formula="of:=SUM([.G70];[.I70];[.K70];[.M70])" ns41:value-type="float" table:style-name="TL Data" office:value-type="float" office:value="2649">
            <text:p>2649</text:p>
          </table:table-cell>
          <table:table-cell table:formula="of:=SUM([.H70];[.J70];[.L70];[.N70])" ns41:value-type="float" table:style-name="TL Data" office:value-type="float" office:value="2386">
            <text:p>238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686" office:value-type="float">
            <text:p>2686</text:p>
          </table:table-cell>
          <table:table-cell ns41:value-type="float" table:style-name="TL Data" office:value="2457" office:value-type="float">
            <text:p>245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Maasniel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office:value="66" table:style-name="TL Data" table:number-columns-repeated="2" office:value-type="float">
            <text:p>66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387" office:value-type="float">
            <text:p>387</text:p>
          </table:table-cell>
          <table:table-cell table:formula="of:=SUM([.G71];[.I71];[.K71];[.M71])" ns41:value-type="float" table:style-name="TL Data" office:value-type="float" office:value="1097">
            <text:p>1097</text:p>
          </table:table-cell>
          <table:table-cell table:formula="of:=SUM([.H71];[.J71];[.L71];[.N71])" ns41:value-type="float" table:style-name="TL Data" office:value-type="float" office:value="1011">
            <text:p>101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8"/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1015" office:value-type="float">
            <text:p>101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Margrat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94" office:value-type="float">
            <text:p>194</text:p>
          </table:table-cell>
          <table:table-cell table:formula="of:=SUM([.G72];[.I72];[.K72];[.M72])" ns41:value-type="float" table:style-name="TL Data" office:value-type="float" office:value="542">
            <text:p>542</text:p>
          </table:table-cell>
          <table:table-cell table:formula="of:=SUM([.H72];[.J72];[.L72];[.N72])" ns41:value-type="float" table:style-name="TL Data" office:value-type="float" office:value="492">
            <text:p>49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500" office:value-type="float">
            <text:p>50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Meerlo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21" office:value-type="float">
            <text:p>321</text:p>
          </table:table-cell>
          <table:table-cell table:formula="of:=SUM([.G73];[.I73];[.K73];[.M73])" ns41:value-type="float" table:style-name="TL Data" office:value-type="float" office:value="814">
            <text:p>814</text:p>
          </table:table-cell>
          <table:table-cell table:formula="of:=SUM([.H73];[.J73];[.L73];[.N73])" ns41:value-type="float" table:style-name="TL Data" office:value-type="float" office:value="750">
            <text:p>7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759" office:value-type="float">
            <text:p>75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Meerss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638" office:value-type="float">
            <text:p>638</text:p>
          </table:table-cell>
          <table:table-cell table:formula="of:=SUM([.G74];[.I74];[.K74];[.M74])" ns41:value-type="float" table:style-name="TL Data" office:value-type="float" office:value="1600">
            <text:p>1600</text:p>
          </table:table-cell>
          <table:table-cell table:formula="of:=SUM([.H74];[.J74];[.L74];[.N74])" ns41:value-type="float" table:style-name="TL Data" office:value-type="float" office:value="1551">
            <text:p>155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630" office:value-type="float">
            <text:p>1630</text:p>
          </table:table-cell>
          <table:table-cell ns41:value-type="float" table:style-name="TL Data" office:value="1786" office:value-type="float">
            <text:p>178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Merkelbeek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30" office:value-type="float">
            <text:p>130</text:p>
          </table:table-cell>
          <table:table-cell table:formula="of:=SUM([.G75];[.I75];[.K75];[.M75])" ns41:value-type="float" table:style-name="TL Data" office:value-type="float" office:value="322">
            <text:p>322</text:p>
          </table:table-cell>
          <table:table-cell table:formula="of:=SUM([.H75];[.J75];[.L75];[.N75])" ns41:value-type="float" table:style-name="TL Data" office:value-type="float" office:value="304">
            <text:p>30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16" office:value-type="float">
            <text:p>31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Mesch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4" office:value-type="float">
            <text:p>54</text:p>
          </table:table-cell>
          <table:table-cell table:formula="of:=SUM([.G76];[.I76];[.K76];[.M76])" ns41:value-type="float" table:style-name="TL Data" office:value-type="float" office:value="125">
            <text:p>125</text:p>
          </table:table-cell>
          <table:table-cell table:formula="of:=SUM([.H76];[.J76];[.L76];[.N76])" ns41:value-type="float" table:style-name="TL Data" office:value-type="float" office:value="110">
            <text:p>1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1" office:value-type="float">
            <text:p>11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Meijel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07" office:value-type="float">
            <text:p>307</text:p>
          </table:table-cell>
          <table:table-cell table:formula="of:=SUM([.G77];[.I77];[.K77];[.M77])" ns41:value-type="float" table:style-name="TL Data" office:value-type="float" office:value="711">
            <text:p>711</text:p>
          </table:table-cell>
          <table:table-cell table:formula="of:=SUM([.H77];[.J77];[.L77];[.N77])" ns41:value-type="float" table:style-name="TL Data" office:value-type="float" office:value="676">
            <text:p>67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678" office:value-type="float">
            <text:p>67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Mheer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79" office:value-type="float">
            <text:p>179</text:p>
          </table:table-cell>
          <table:table-cell table:formula="of:=SUM([.G78];[.I78];[.K78];[.M78])" ns41:value-type="float" table:style-name="TL Data" office:value-type="float" office:value="480">
            <text:p>480</text:p>
          </table:table-cell>
          <table:table-cell table:formula="of:=SUM([.H78];[.J78];[.L78];[.N78])" ns41:value-type="float" table:style-name="TL Data" office:value-type="float" office:value="432">
            <text:p>43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39" office:value-type="float">
            <text:p>43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Montfor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43" office:value-type="float">
            <text:p>143</text:p>
          </table:table-cell>
          <table:table-cell table:formula="of:=SUM([.G79];[.I79];[.K79];[.M79])" ns41:value-type="float" table:style-name="TL Data" office:value-type="float" office:value="423">
            <text:p>423</text:p>
          </table:table-cell>
          <table:table-cell table:formula="of:=SUM([.H79];[.J79];[.L79];[.N79])" ns41:value-type="float" table:style-name="TL Data" office:value-type="float" office:value="363">
            <text:p>36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64" office:value-type="float">
            <text:p>364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Mook en Middelaar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75" office:value-type="float">
            <text:p>275</text:p>
          </table:table-cell>
          <table:table-cell table:formula="of:=SUM([.G80];[.I80];[.K80];[.M80])" ns41:value-type="float" table:style-name="TL Data" office:value-type="float" office:value="610">
            <text:p>610</text:p>
          </table:table-cell>
          <table:table-cell table:formula="of:=SUM([.H80];[.J80];[.L80];[.N80])" ns41:value-type="float" table:style-name="TL Data" office:value-type="float" office:value="576">
            <text:p>57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676" office:value-type="float">
            <text:p>67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Munstergele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41" office:value-type="float">
            <text:p>141</text:p>
          </table:table-cell>
          <table:table-cell table:formula="of:=SUM([.G81];[.I81];[.K81];[.M81])" ns41:value-type="float" table:style-name="TL Data" office:value-type="float" office:value="361">
            <text:p>361</text:p>
          </table:table-cell>
          <table:table-cell table:formula="of:=SUM([.H81];[.J81];[.L81];[.N81])" ns41:value-type="float" table:style-name="TL Data" office:value-type="float" office:value="333">
            <text:p>33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36" office:value-type="float">
            <text:p>33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Nederweer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923" office:value-type="float">
            <text:p>923</text:p>
          </table:table-cell>
          <table:table-cell table:formula="of:=SUM([.G82];[.I82];[.K82];[.M82])" ns41:value-type="float" table:style-name="TL Data" office:value-type="float" office:value="2368">
            <text:p>2368</text:p>
          </table:table-cell>
          <table:table-cell table:formula="of:=SUM([.H82];[.J82];[.L82];[.N82])" ns41:value-type="float" table:style-name="TL Data" office:value-type="float" office:value="2258">
            <text:p>225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75" office:value-type="float">
            <text:p>2375</text:p>
          </table:table-cell>
          <table:table-cell ns41:value-type="float" table:style-name="TL Data" office:value="2296" office:value-type="float">
            <text:p>229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Neer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16" office:value-type="float">
            <text:p>316</text:p>
          </table:table-cell>
          <table:table-cell table:formula="of:=SUM([.G83];[.I83];[.K83];[.M83])" ns41:value-type="float" table:style-name="TL Data" office:value-type="float" office:value="797">
            <text:p>797</text:p>
          </table:table-cell>
          <table:table-cell table:formula="of:=SUM([.H83];[.J83];[.L83];[.N83])" ns41:value-type="float" table:style-name="TL Data" office:value-type="float" office:value="787">
            <text:p>78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795" office:value-type="float">
            <text:p>79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48" office:value-type="float">
            <text:p>48</text:p>
          </table:table-cell>
          <table:table-cell ns41:value-type="float" table:style-name="ce66" office:value="49" office:value-type="float">
            <text:p>49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0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Neeritter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72" office:value-type="float">
            <text:p>172</text:p>
          </table:table-cell>
          <table:table-cell table:formula="of:=SUM([.G84];[.I84];[.K84];[.M84])" ns41:value-type="float" table:style-name="TL Data" office:value-type="float" office:value="405">
            <text:p>405</text:p>
          </table:table-cell>
          <table:table-cell table:formula="of:=SUM([.H84];[.J84];[.L84];[.N84])" ns41:value-type="float" table:style-name="TL Data" office:value-type="float" office:value="363">
            <text:p>3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68" office:value-type="float">
            <text:p>36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Nieuwenhag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20" office:value-type="float">
            <text:p>220</text:p>
          </table:table-cell>
          <table:table-cell table:formula="of:=SUM([.G85];[.I85];[.K85];[.M85])" ns41:value-type="float" table:style-name="TL Data" office:value-type="float" office:value="602">
            <text:p>602</text:p>
          </table:table-cell>
          <table:table-cell table:formula="of:=SUM([.H85];[.J85];[.L85];[.N85])" ns41:value-type="float" table:style-name="TL Data" office:value-type="float" office:value="528">
            <text:p>52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543" office:value-type="float">
            <text:p>54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Nieuwstad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63" office:value-type="float">
            <text:p>163</text:p>
          </table:table-cell>
          <table:table-cell table:formula="of:=SUM([.G86];[.I86];[.K86];[.M86])" ns41:value-type="float" table:style-name="TL Data" office:value-type="float" office:value="383">
            <text:p>383</text:p>
          </table:table-cell>
          <table:table-cell table:formula="of:=SUM([.H86];[.J86];[.L86];[.N86])" ns41:value-type="float" table:style-name="TL Data" office:value-type="float" office:value="346">
            <text:p>34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49" office:value-type="float">
            <text:p>34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Noorbeek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187" table:style-name="TL Data" table:number-columns-repeated="2" office:value-type="float">
            <text:p>18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63" office:value-type="float">
            <text:p>163</text:p>
          </table:table-cell>
          <table:table-cell table:formula="of:=SUM([.G87];[.I87];[.K87];[.M87])" ns41:value-type="float" table:style-name="TL Data" office:value-type="float" office:value="382">
            <text:p>382</text:p>
          </table:table-cell>
          <table:table-cell table:formula="of:=SUM([.H87];[.J87];[.L87];[.N87])" ns41:value-type="float" table:style-name="TL Data" office:value-type="float" office:value="389">
            <text:p>38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95" office:value-type="float">
            <text:p>39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Nunhem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7" office:value-type="float">
            <text:p>47</text:p>
          </table:table-cell>
          <table:table-cell table:formula="of:=SUM([.G88];[.I88];[.K88];[.M88])" ns41:value-type="float" table:style-name="TL Data" office:value-type="float" office:value="140">
            <text:p>140</text:p>
          </table:table-cell>
          <table:table-cell table:formula="of:=SUM([.H88];[.J88];[.L88];[.N88])" ns41:value-type="float" table:style-name="TL Data" office:value-type="float" office:value="123">
            <text:p>123</text:p>
          </table:table-cell>
          <table:table-cell table:style-name="TL Data" table:number-columns-repeated="10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3" office:value-type="float">
            <text:p>12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Nuth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46" office:value-type="float">
            <text:p>246</text:p>
          </table:table-cell>
          <table:table-cell table:formula="of:=SUM([.G89];[.I89];[.K89];[.M89])" ns41:value-type="float" table:style-name="TL Data" office:value-type="float" office:value="639">
            <text:p>639</text:p>
          </table:table-cell>
          <table:table-cell table:formula="of:=SUM([.H89];[.J89];[.L89];[.N89])" ns41:value-type="float" table:style-name="TL Data" office:value-type="float" office:value="599">
            <text:p>59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605" office:value-type="float">
            <text:p>60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Obbicht en Papenhov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42" office:value-type="float">
            <text:p>142</text:p>
          </table:table-cell>
          <table:table-cell table:formula="of:=SUM([.G90];[.I90];[.K90];[.M90])" ns41:value-type="float" table:style-name="TL Data" office:value-type="float" office:value="393">
            <text:p>393</text:p>
          </table:table-cell>
          <table:table-cell table:formula="of:=SUM([.H90];[.J90];[.L90];[.N90])" ns41:value-type="float" table:style-name="TL Data" office:value-type="float" office:value="371">
            <text:p>37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372" office:value-type="float">
            <text:p>37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Ohe en Laak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14" office:value-type="float">
            <text:p>114</text:p>
          </table:table-cell>
          <table:table-cell table:formula="of:=SUM([.G91];[.I91];[.K91];[.M91])" ns41:value-type="float" table:style-name="TL Data" office:value-type="float" office:value="270">
            <text:p>270</text:p>
          </table:table-cell>
          <table:table-cell table:formula="of:=SUM([.H91];[.J91];[.L91];[.N91])" ns41:value-type="float" table:style-name="TL Data" office:value-type="float" office:value="256">
            <text:p>2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56" office:value-type="float">
            <text:p>25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Oirsbeek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99" office:value-type="float">
            <text:p>199</text:p>
          </table:table-cell>
          <table:table-cell table:formula="of:=SUM([.G92];[.I92];[.K92];[.M92])" ns41:value-type="float" table:style-name="TL Data" office:value-type="float" office:value="540">
            <text:p>540</text:p>
          </table:table-cell>
          <table:table-cell table:formula="of:=SUM([.H92];[.J92];[.L92];[.N92])" ns41:value-type="float" table:style-name="TL Data" office:value-type="float" office:value="514">
            <text:p>51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519" office:value-type="float">
            <text:p>51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Ottersum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92" office:value-type="float">
            <text:p>392</text:p>
          </table:table-cell>
          <table:table-cell table:formula="of:=SUM([.G93];[.I93];[.K93];[.M93])" ns41:value-type="float" table:style-name="TL Data" office:value-type="float" office:value="1031">
            <text:p>1031</text:p>
          </table:table-cell>
          <table:table-cell table:formula="of:=SUM([.H93];[.J93];[.L93];[.N93])" ns41:value-type="float" table:style-name="TL Data" office:value-type="float" office:value="926">
            <text:p>92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937" office:value-type="float">
            <text:p>93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Oud-Valkenburg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5" office:value-type="float">
            <text:p>115</text:p>
          </table:table-cell>
          <table:table-cell table:formula="of:=SUM([.G94];[.I94];[.K94];[.M94])" ns41:value-type="float" table:style-name="TL Data" office:value-type="float" office:value="343">
            <text:p>343</text:p>
          </table:table-cell>
          <table:table-cell table:formula="of:=SUM([.H94];[.J94];[.L94];[.N94])" ns41:value-type="float" table:style-name="TL Data" office:value-type="float" office:value="309">
            <text:p>30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13" office:value-type="float">
            <text:p>31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Oud-Vroenhov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54" office:value-type="float">
            <text:p>254</text:p>
          </table:table-cell>
          <table:table-cell table:formula="of:=SUM([.G95];[.I95];[.K95];[.M95])" ns41:value-type="float" table:style-name="TL Data" office:value-type="float" office:value="814">
            <text:p>814</text:p>
          </table:table-cell>
          <table:table-cell table:formula="of:=SUM([.H95];[.J95];[.L95];[.N95])" ns41:value-type="float" table:style-name="TL Data" office:value-type="float" office:value="715">
            <text:p>7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8"/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737" office:value-type="float">
            <text:p>73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Posterhol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15" office:value-type="float">
            <text:p>215</text:p>
          </table:table-cell>
          <table:table-cell table:formula="of:=SUM([.G96];[.I96];[.K96];[.M96])" ns41:value-type="float" table:style-name="TL Data" office:value-type="float" office:value="619">
            <text:p>619</text:p>
          </table:table-cell>
          <table:table-cell table:formula="of:=SUM([.H96];[.J96];[.L96];[.N96])" ns41:value-type="float" table:style-name="TL Data" office:value-type="float" office:value="579">
            <text:p>57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671" office:value-type="float">
            <text:p>67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Rimburg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4" office:value-type="float">
            <text:p>54</text:p>
          </table:table-cell>
          <table:table-cell table:formula="of:=SUM([.G97];[.I97];[.K97];[.M97])" ns41:value-type="float" table:style-name="TL Data" office:value-type="float" office:value="142">
            <text:p>142</text:p>
          </table:table-cell>
          <table:table-cell table:formula="of:=SUM([.H97];[.J97];[.L97];[.N97])" ns41:value-type="float" table:style-name="TL Data" office:value-type="float" office:value="116">
            <text:p>1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8" office:value-type="float">
            <text:p>13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Roermond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1798" office:value-type="float">
            <text:p>1798</text:p>
          </table:table-cell>
          <table:table-cell ns41:value-type="float" table:style-name="TL Data" office:value="1565" office:value-type="float">
            <text:p>1565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433" office:value-type="float">
            <text:p>2433</text:p>
          </table:table-cell>
          <table:table-cell ns41:value-type="float" table:style-name="TL Data" office:value="2270" office:value-type="float">
            <text:p>227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800" office:value-type="float">
            <text:p>1800</text:p>
          </table:table-cell>
          <table:table-cell table:formula="of:=SUM([.G98];[.I98];[.K98];[.M98])" ns41:value-type="float" table:style-name="TL Data" office:value-type="float" office:value="4479">
            <text:p>4479</text:p>
          </table:table-cell>
          <table:table-cell table:formula="of:=SUM([.H98];[.J98];[.L98];[.N98])" ns41:value-type="float" table:style-name="TL Data" office:value-type="float" office:value="4716">
            <text:p>471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9" office:value-type="float">
            <text:p>89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5150" office:value-type="float">
            <text:p>5150</text:p>
          </table:table-cell>
          <table:table-cell ns41:value-type="float" table:style-name="TL Data" office:value="5316" office:value-type="float">
            <text:p>531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Roggel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57" office:value-type="float">
            <text:p>357</text:p>
          </table:table-cell>
          <table:table-cell table:formula="of:=SUM([.G99];[.I99];[.K99];[.M99])" ns41:value-type="float" table:style-name="TL Data" office:value-type="float" office:value="830">
            <text:p>830</text:p>
          </table:table-cell>
          <table:table-cell table:formula="of:=SUM([.H99];[.J99];[.L99];[.N99])" ns41:value-type="float" table:style-name="TL Data" office:value-type="float" office:value="785">
            <text:p>78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797" office:value-type="float">
            <text:p>79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Rooster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90" office:value-type="float">
            <text:p>190</text:p>
          </table:table-cell>
          <table:table-cell table:formula="of:=SUM([.G100];[.I100];[.K100];[.M100])" ns41:value-type="float" table:style-name="TL Data" office:value-type="float" office:value="455">
            <text:p>455</text:p>
          </table:table-cell>
          <table:table-cell table:formula="of:=SUM([.H100];[.J100];[.L100];[.N100])" ns41:value-type="float" table:style-name="TL Data" office:value-type="float" office:value="437">
            <text:p>437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45" office:value-type="float">
            <text:p>44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Rijckhol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8" office:value-type="float">
            <text:p>38</text:p>
          </table:table-cell>
          <table:table-cell table:formula="of:=SUM([.G101];[.I101];[.K101];[.M101])" ns41:value-type="float" table:style-name="TL Data" office:value-type="float" office:value="127">
            <text:p>127</text:p>
          </table:table-cell>
          <table:table-cell table:formula="of:=SUM([.H101];[.J101];[.L101];[.N101])" ns41:value-type="float" table:style-name="TL Data" office:value-type="float" office:value="94">
            <text:p>9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95" office:value-type="float">
            <text:p>9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chaesbergh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24" office:value-type="float">
            <text:p>224</text:p>
          </table:table-cell>
          <table:table-cell table:formula="of:=SUM([.G102];[.I102];[.K102];[.M102])" ns41:value-type="float" table:style-name="TL Data" office:value-type="float" office:value="561">
            <text:p>561</text:p>
          </table:table-cell>
          <table:table-cell table:formula="of:=SUM([.H102];[.J102];[.L102];[.N102])" ns41:value-type="float" table:style-name="TL Data" office:value-type="float" office:value="562">
            <text:p>56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599" office:value-type="float">
            <text:p>59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chimmer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56" office:value-type="float">
            <text:p>256</text:p>
          </table:table-cell>
          <table:table-cell table:formula="of:=SUM([.G103];[.I103];[.K103];[.M103])" ns41:value-type="float" table:style-name="TL Data" office:value-type="float" office:value="648">
            <text:p>648</text:p>
          </table:table-cell>
          <table:table-cell table:formula="of:=SUM([.H103];[.J103];[.L103];[.N103])" ns41:value-type="float" table:style-name="TL Data" office:value-type="float" office:value="613">
            <text:p>6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623" office:value-type="float">
            <text:p>62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chinn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87" office:value-type="float">
            <text:p>387</text:p>
          </table:table-cell>
          <table:table-cell table:formula="of:=SUM([.G104];[.I104];[.K104];[.M104])" ns41:value-type="float" table:style-name="TL Data" office:value-type="float" office:value="1095">
            <text:p>1095</text:p>
          </table:table-cell>
          <table:table-cell table:formula="of:=SUM([.H104];[.J104];[.L104];[.N104])" ns41:value-type="float" table:style-name="TL Data" office:value-type="float" office:value="988">
            <text:p>98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1105" office:value-type="float">
            <text:p>1105</text:p>
          </table:table-cell>
          <table:table-cell ns41:value-type="float" table:style-name="TL Data" office:value="999" office:value-type="float">
            <text:p>99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chin op Geul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38" office:value-type="float">
            <text:p>138</text:p>
          </table:table-cell>
          <table:table-cell table:formula="of:=SUM([.G105];[.I105];[.K105];[.M105])" ns41:value-type="float" table:style-name="TL Data" office:value-type="float" office:value="365">
            <text:p>365</text:p>
          </table:table-cell>
          <table:table-cell table:formula="of:=SUM([.H105];[.J105];[.L105];[.N105])" ns41:value-type="float" table:style-name="TL Data" office:value-type="float" office:value="347">
            <text:p>34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49" office:value-type="float">
            <text:p>34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chinveld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04" office:value-type="float">
            <text:p>204</text:p>
          </table:table-cell>
          <table:table-cell table:formula="of:=SUM([.G106];[.I106];[.K106];[.M106])" ns41:value-type="float" table:style-name="TL Data" office:value-type="float" office:value="549">
            <text:p>549</text:p>
          </table:table-cell>
          <table:table-cell table:formula="of:=SUM([.H106];[.J106];[.L106];[.N106])" ns41:value-type="float" table:style-name="TL Data" office:value-type="float" office:value="539">
            <text:p>5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545" office:value-type="float">
            <text:p>54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evenum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434" office:value-type="float">
            <text:p>434</text:p>
          </table:table-cell>
          <table:table-cell table:formula="of:=SUM([.G107];[.I107];[.K107];[.M107])" ns41:value-type="float" table:style-name="TL Data" office:value-type="float" office:value="1057">
            <text:p>1057</text:p>
          </table:table-cell>
          <table:table-cell table:formula="of:=SUM([.H107];[.J107];[.L107];[.N107])" ns41:value-type="float" table:style-name="TL Data" office:value-type="float" office:value="1030">
            <text:p>103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1044" office:value-type="float">
            <text:p>1044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impelveld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39" office:value-type="float">
            <text:p>239</text:p>
          </table:table-cell>
          <table:table-cell table:formula="of:=SUM([.G108];[.I108];[.K108];[.M108])" ns41:value-type="float" table:style-name="TL Data" office:value-type="float" office:value="701">
            <text:p>701</text:p>
          </table:table-cell>
          <table:table-cell table:formula="of:=SUM([.H108];[.J108];[.L108];[.N108])" ns41:value-type="float" table:style-name="TL Data" office:value-type="float" office:value="680">
            <text:p>68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1045" office:value-type="float">
            <text:p>104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te. Geertruid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75" office:value-type="float">
            <text:p>175</text:p>
          </table:table-cell>
          <table:table-cell table:formula="of:=SUM([.G109];[.I109];[.K109];[.M109])" ns41:value-type="float" table:style-name="TL Data" office:value-type="float" office:value="476">
            <text:p>476</text:p>
          </table:table-cell>
          <table:table-cell table:formula="of:=SUM([.H109];[.J109];[.L109];[.N109])" ns41:value-type="float" table:style-name="TL Data" office:value-type="float" office:value="446">
            <text:p>44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56" office:value-type="float">
            <text:p>45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t. Odiliënberg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76" office:value-type="float">
            <text:p>176</text:p>
          </table:table-cell>
          <table:table-cell table:formula="of:=SUM([.G110];[.I110];[.K110];[.M110])" ns41:value-type="float" table:style-name="TL Data" office:value-type="float" office:value="484">
            <text:p>484</text:p>
          </table:table-cell>
          <table:table-cell table:formula="of:=SUM([.H110];[.J110];[.L110];[.N110])" ns41:value-type="float" table:style-name="TL Data" office:value-type="float" office:value="467">
            <text:p>4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90" office:value-type="float">
            <text:p>49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t. Pieter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05" office:value-type="float">
            <text:p>205</text:p>
          </table:table-cell>
          <table:table-cell table:formula="of:=SUM([.G111];[.I111];[.K111];[.M111])" ns41:value-type="float" table:style-name="TL Data" office:value-type="float" office:value="468">
            <text:p>468</text:p>
          </table:table-cell>
          <table:table-cell table:formula="of:=SUM([.H111];[.J111];[.L111];[.N111])" ns41:value-type="float" table:style-name="TL Data" office:value-type="float" office:value="489">
            <text:p>48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516" office:value-type="float">
            <text:p>51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ittard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930" office:value-type="float">
            <text:p>930</text:p>
          </table:table-cell>
          <table:table-cell table:formula="of:=SUM([.G112];[.I112];[.K112];[.M112])" ns41:value-type="float" table:style-name="TL Data" office:value-type="float" office:value="2270">
            <text:p>2270</text:p>
          </table:table-cell>
          <table:table-cell table:formula="of:=SUM([.H112];[.J112];[.L112];[.N112])" ns41:value-type="float" table:style-name="TL Data" office:value-type="float" office:value="2348">
            <text:p>234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4" office:value-type="float">
            <text:p>5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457" office:value-type="float">
            <text:p>2457</text:p>
          </table:table-cell>
          <table:table-cell ns41:value-type="float" table:style-name="TL Data" office:value="2645" office:value-type="float">
            <text:p>264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lenak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6" office:value-type="float">
            <text:p>106</text:p>
          </table:table-cell>
          <table:table-cell table:formula="of:=SUM([.G113];[.I113];[.K113];[.M113])" ns41:value-type="float" table:style-name="TL Data" office:value-type="float" office:value="272">
            <text:p>272</text:p>
          </table:table-cell>
          <table:table-cell table:formula="of:=SUM([.H113];[.J113];[.L113];[.N113])" ns41:value-type="float" table:style-name="TL Data" office:value-type="float" office:value="250">
            <text:p>25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55" office:value-type="float">
            <text:p>25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paubeek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14" office:value-type="float">
            <text:p>114</text:p>
          </table:table-cell>
          <table:table-cell table:formula="of:=SUM([.G114];[.I114];[.K114];[.M114])" ns41:value-type="float" table:style-name="TL Data" office:value-type="float" office:value="338">
            <text:p>338</text:p>
          </table:table-cell>
          <table:table-cell table:formula="of:=SUM([.H114];[.J114];[.L114];[.N114])" ns41:value-type="float" table:style-name="TL Data" office:value-type="float" office:value="279">
            <text:p>279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8"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283" office:value-type="float">
            <text:p>28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tei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57" office:value-type="float">
            <text:p>357</text:p>
          </table:table-cell>
          <table:table-cell table:formula="of:=SUM([.G115];[.I115];[.K115];[.M115])" ns41:value-type="float" table:style-name="TL Data" office:value-type="float" office:value="943">
            <text:p>943</text:p>
          </table:table-cell>
          <table:table-cell table:formula="of:=SUM([.H115];[.J115];[.L115];[.N115])" ns41:value-type="float" table:style-name="TL Data" office:value-type="float" office:value="907">
            <text:p>90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916" office:value-type="float">
            <text:p>91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tevensweer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04" office:value-type="float">
            <text:p>204</text:p>
          </table:table-cell>
          <table:table-cell table:formula="of:=SUM([.G116];[.I116];[.K116];[.M116])" ns41:value-type="float" table:style-name="TL Data" office:value-type="float" office:value="557">
            <text:p>557</text:p>
          </table:table-cell>
          <table:table-cell table:formula="of:=SUM([.H116];[.J116];[.L116];[.N116])" ns41:value-type="float" table:style-name="TL Data" office:value-type="float" office:value="488">
            <text:p>48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497" office:value-type="float">
            <text:p>49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tramproij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46" office:value-type="float">
            <text:p>246</text:p>
          </table:table-cell>
          <table:table-cell table:formula="of:=SUM([.G117];[.I117];[.K117];[.M117])" ns41:value-type="float" table:style-name="TL Data" office:value-type="float" office:value="600">
            <text:p>600</text:p>
          </table:table-cell>
          <table:table-cell table:formula="of:=SUM([.H117];[.J117];[.L117];[.N117])" ns41:value-type="float" table:style-name="TL Data" office:value-type="float" office:value="572">
            <text:p>5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73" office:value-type="float">
            <text:p>57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uster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87" office:value-type="float">
            <text:p>387</text:p>
          </table:table-cell>
          <table:table-cell table:formula="of:=SUM([.G118];[.I118];[.K118];[.M118])" ns41:value-type="float" table:style-name="TL Data" office:value-type="float" office:value="1005">
            <text:p>1005</text:p>
          </table:table-cell>
          <table:table-cell table:formula="of:=SUM([.H118];[.J118];[.L118];[.N118])" ns41:value-type="float" table:style-name="TL Data" office:value-type="float" office:value="912">
            <text:p>9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924" office:value-type="float">
            <text:p>924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Swalm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434" office:value-type="float">
            <text:p>434</text:p>
          </table:table-cell>
          <table:table-cell table:formula="of:=SUM([.G119];[.I119];[.K119];[.M119])" ns41:value-type="float" table:style-name="TL Data" office:value-type="float" office:value="1146">
            <text:p>1146</text:p>
          </table:table-cell>
          <table:table-cell table:formula="of:=SUM([.H119];[.J119];[.L119];[.N119])" ns41:value-type="float" table:style-name="TL Data" office:value-type="float" office:value="1036">
            <text:p>103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1157" office:value-type="float">
            <text:p>1157</text:p>
          </table:table-cell>
          <table:table-cell ns41:value-type="float" table:style-name="TL Data" office:value="1041" office:value-type="float">
            <text:p>104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Tegel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21" office:value-type="float">
            <text:p>421</text:p>
          </table:table-cell>
          <table:table-cell table:formula="of:=SUM([.G120];[.I120];[.K120];[.M120])" ns41:value-type="float" table:style-name="TL Data" office:value-type="float" office:value="1191">
            <text:p>1191</text:p>
          </table:table-cell>
          <table:table-cell table:formula="of:=SUM([.H120];[.J120];[.L120];[.N120])" ns41:value-type="float" table:style-name="TL Data" office:value-type="float" office:value="1063">
            <text:p>106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297" office:value-type="float">
            <text:p>1297</text:p>
          </table:table-cell>
          <table:table-cell ns41:value-type="float" table:style-name="TL Data" office:value="1301" office:value-type="float">
            <text:p>130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Thor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89" office:value-type="float">
            <text:p>289</text:p>
          </table:table-cell>
          <table:table-cell table:formula="of:=SUM([.G121];[.I121];[.K121];[.M121])" ns41:value-type="float" table:style-name="TL Data" office:value-type="float" office:value="709">
            <text:p>709</text:p>
          </table:table-cell>
          <table:table-cell table:formula="of:=SUM([.H121];[.J121];[.L121];[.N121])" ns41:value-type="float" table:style-name="TL Data" office:value-type="float" office:value="697">
            <text:p>69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748" office:value-type="float">
            <text:p>74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Ubach over Worms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49" office:value-type="float">
            <text:p>249</text:p>
          </table:table-cell>
          <table:table-cell table:formula="of:=SUM([.G122];[.I122];[.K122];[.M122])" ns41:value-type="float" table:style-name="TL Data" office:value-type="float" office:value="656">
            <text:p>656</text:p>
          </table:table-cell>
          <table:table-cell table:formula="of:=SUM([.H122];[.J122];[.L122];[.N122])" ns41:value-type="float" table:style-name="TL Data" office:value-type="float" office:value="618">
            <text:p>6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633" office:value-type="float">
            <text:p>63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Ulestraten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59" office:value-type="float">
            <text:p>159</text:p>
          </table:table-cell>
          <table:table-cell table:formula="of:=SUM([.G123];[.I123];[.K123];[.M123])" ns41:value-type="float" table:style-name="TL Data" office:value-type="float" office:value="429">
            <text:p>429</text:p>
          </table:table-cell>
          <table:table-cell table:formula="of:=SUM([.H123];[.J123];[.L123];[.N123])" ns41:value-type="float" table:style-name="TL Data" office:value-type="float" office:value="381">
            <text:p>38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385" office:value-type="float">
            <text:p>38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0" office:value-type="float">
            <text:p>50</text:p>
          </table:table-cell>
          <table:table-cell ns41:value-type="float" table:style-name="ce66" office:value="51" office:value-type="float">
            <text:p>51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1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Urmond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20" office:value-type="float">
            <text:p>220</text:p>
          </table:table-cell>
          <table:table-cell table:formula="of:=SUM([.G124];[.I124];[.K124];[.M124])" ns41:value-type="float" table:style-name="TL Data" office:value-type="float" office:value="582">
            <text:p>582</text:p>
          </table:table-cell>
          <table:table-cell table:formula="of:=SUM([.H124];[.J124];[.L124];[.N124])" ns41:value-type="float" table:style-name="TL Data" office:value-type="float" office:value="518">
            <text:p>5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526" office:value-type="float">
            <text:p>52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Vaals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729" office:value-type="float">
            <text:p>729</text:p>
          </table:table-cell>
          <table:table-cell table:formula="of:=SUM([.G125];[.I125];[.K125];[.M125])" ns41:value-type="float" table:style-name="TL Data" office:value-type="float" office:value="2125">
            <text:p>2125</text:p>
          </table:table-cell>
          <table:table-cell table:formula="of:=SUM([.H125];[.J125];[.L125];[.N125])" ns41:value-type="float" table:style-name="TL Data" office:value-type="float" office:value="1951">
            <text:p>195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184" office:value-type="float">
            <text:p>2184</text:p>
          </table:table-cell>
          <table:table-cell ns41:value-type="float" table:style-name="TL Data" office:value="2181" office:value-type="float">
            <text:p>218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Valkenburg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78" office:value-type="float">
            <text:p>178</text:p>
          </table:table-cell>
          <table:table-cell table:formula="of:=SUM([.G126];[.I126];[.K126];[.M126])" ns41:value-type="float" table:style-name="TL Data" office:value-type="float" office:value="438">
            <text:p>438</text:p>
          </table:table-cell>
          <table:table-cell table:formula="of:=SUM([.H126];[.J126];[.L126];[.N126])" ns41:value-type="float" table:style-name="TL Data" office:value-type="float" office:value="466">
            <text:p>4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478" office:value-type="float">
            <text:p>47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Venlo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317" office:value-type="float">
            <text:p>1317</text:p>
          </table:table-cell>
          <table:table-cell ns41:value-type="float" table:style-name="TL Data" office:value="1691" office:value-type="float">
            <text:p>1691</text:p>
          </table:table-cell>
          <table:table-cell ns41:value-type="float" table:style-name="TL Data" office:value="1455" office:value-type="float">
            <text:p>1455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281" office:value-type="float">
            <text:p>2281</text:p>
          </table:table-cell>
          <table:table-cell ns41:value-type="float" table:style-name="TL Data" office:value="2071" office:value-type="float">
            <text:p>207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594" office:value-type="float">
            <text:p>1594</text:p>
          </table:table-cell>
          <table:table-cell table:formula="of:=SUM([.G127];[.I127];[.K127];[.M127])" ns41:value-type="float" table:style-name="TL Data" office:value-type="float" office:value="4139">
            <text:p>4139</text:p>
          </table:table-cell>
          <table:table-cell table:formula="of:=SUM([.H127];[.J127];[.L127];[.N127])" ns41:value-type="float" table:style-name="TL Data" office:value-type="float" office:value="4266">
            <text:p>426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office:value="27" table:style-name="TL Data" table:number-columns-repeated="2" office:value-type="float">
            <text:p>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4632" office:value-type="float">
            <text:p>4632</text:p>
          </table:table-cell>
          <table:table-cell ns41:value-type="float" table:style-name="TL Data" office:value="4489" office:value-type="float">
            <text:p>448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Venraij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1031" office:value-type="float">
            <text:p>1031</text:p>
          </table:table-cell>
          <table:table-cell table:formula="of:=SUM([.G128];[.I128];[.K128];[.M128])" ns41:value-type="float" table:style-name="TL Data" office:value-type="float" office:value="2595">
            <text:p>2595</text:p>
          </table:table-cell>
          <table:table-cell table:formula="of:=SUM([.H128];[.J128];[.L128];[.N128])" ns41:value-type="float" table:style-name="TL Data" office:value-type="float" office:value="2462">
            <text:p>246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649" office:value-type="float">
            <text:p>2649</text:p>
          </table:table-cell>
          <table:table-cell ns41:value-type="float" table:style-name="TL Data" office:value="2681" office:value-type="float">
            <text:p>268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Vlodorp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64" office:value-type="float">
            <text:p>164</text:p>
          </table:table-cell>
          <table:table-cell table:formula="of:=SUM([.G129];[.I129];[.K129];[.M129])" ns41:value-type="float" table:style-name="TL Data" office:value-type="float" office:value="499">
            <text:p>499</text:p>
          </table:table-cell>
          <table:table-cell table:formula="of:=SUM([.H129];[.J129];[.L129];[.N129])" ns41:value-type="float" table:style-name="TL Data" office:value-type="float" office:value="459">
            <text:p>45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62" office:value-type="float">
            <text:p>46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Voerendael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35" office:value-type="float">
            <text:p>335</text:p>
          </table:table-cell>
          <table:table-cell table:formula="of:=SUM([.G130];[.I130];[.K130];[.M130])" ns41:value-type="float" table:style-name="TL Data" office:value-type="float" office:value="910">
            <text:p>910</text:p>
          </table:table-cell>
          <table:table-cell table:formula="of:=SUM([.H130];[.J130];[.L130];[.N130])" ns41:value-type="float" table:style-name="TL Data" office:value-type="float" office:value="858">
            <text:p>85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878" office:value-type="float">
            <text:p>87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Wanssum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49" office:value-type="float">
            <text:p>149</text:p>
          </table:table-cell>
          <table:table-cell table:formula="of:=SUM([.G131];[.I131];[.K131];[.M131])" ns41:value-type="float" table:style-name="TL Data" office:value-type="float" office:value="370">
            <text:p>370</text:p>
          </table:table-cell>
          <table:table-cell table:formula="of:=SUM([.H131];[.J131];[.L131];[.N131])" ns41:value-type="float" table:style-name="TL Data" office:value-type="float" office:value="340">
            <text:p>3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46" office:value-type="float">
            <text:p>34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Weert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488" office:value-type="float">
            <text:p>1488</text:p>
          </table:table-cell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1241" office:value-type="float">
            <text:p>1241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769" office:value-type="float">
            <text:p>1769</text:p>
          </table:table-cell>
          <table:table-cell ns41:value-type="float" table:style-name="TL Data" office:value="1609" office:value-type="float">
            <text:p>160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1466" office:value-type="float">
            <text:p>1466</text:p>
          </table:table-cell>
          <table:table-cell table:formula="of:=SUM([.G132];[.I132];[.K132];[.M132])" ns41:value-type="float" table:style-name="TL Data" office:value-type="float" office:value="3572">
            <text:p>3572</text:p>
          </table:table-cell>
          <table:table-cell table:formula="of:=SUM([.H132];[.J132];[.L132];[.N132])" ns41:value-type="float" table:style-name="TL Data" office:value-type="float" office:value="3459">
            <text:p>345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803" office:value-type="float">
            <text:p>3803</text:p>
          </table:table-cell>
          <table:table-cell ns41:value-type="float" table:style-name="TL Data" office:value="3674" office:value-type="float">
            <text:p>3674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Wessem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70" office:value-type="float">
            <text:p>170</text:p>
          </table:table-cell>
          <table:table-cell table:formula="of:=SUM([.G133];[.I133];[.K133];[.M133])" ns41:value-type="float" table:style-name="TL Data" office:value-type="float" office:value="525">
            <text:p>525</text:p>
          </table:table-cell>
          <table:table-cell table:formula="of:=SUM([.H133];[.J133];[.L133];[.N133])" ns41:value-type="float" table:style-name="TL Data" office:value-type="float" office:value="436">
            <text:p>4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449" office:value-type="float">
            <text:p>44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Wittem 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671" office:value-type="float">
            <text:p>671</text:p>
          </table:table-cell>
          <table:table-cell table:formula="of:=SUM([.G134];[.I134];[.K134];[.M134])" ns41:value-type="float" table:style-name="TL Data" office:value-type="float" office:value="1908">
            <text:p>1908</text:p>
          </table:table-cell>
          <table:table-cell table:formula="of:=SUM([.H134];[.J134];[.L134];[.N134])" ns41:value-type="float" table:style-name="TL Data" office:value-type="float" office:value="1678">
            <text:p>167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997" office:value-type="float">
            <text:p>1997</text:p>
          </table:table-cell>
          <table:table-cell ns41:value-type="float" table:style-name="TL Data" office:value="1742" office:value-type="float">
            <text:p>174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Wijlre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93" office:value-type="float">
            <text:p>293</text:p>
          </table:table-cell>
          <table:table-cell table:formula="of:=SUM([.G135];[.I135];[.K135];[.M135])" ns41:value-type="float" table:style-name="TL Data" office:value-type="float" office:value="864">
            <text:p>864</text:p>
          </table:table-cell>
          <table:table-cell table:formula="of:=SUM([.H135];[.J135];[.L135];[.N135])" ns41:value-type="float" table:style-name="TL Data" office:value-type="float" office:value="756">
            <text:p>75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770" office:value-type="float">
            <text:p>77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Wijnandsrade</text:p>
          </table:table-cell>
          <table:covered-table-cell table:style-name="ce8"/>
          <table:covered-table-cell table:style-name="ce28"/>
          <table:table-cell table:style-name="ce30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6" office:value-type="float">
            <text:p>46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82" office:value-type="float">
            <text:p>82</text:p>
          </table:table-cell>
          <table:table-cell table:formula="of:=SUM([.G136];[.I136];[.K136];[.M136])" ns41:value-type="float" table:style-name="TL Data" office:value-type="float" office:value="258">
            <text:p>258</text:p>
          </table:table-cell>
          <table:table-cell table:formula="of:=SUM([.H136];[.J136];[.L136];[.N136])" ns41:value-type="float" table:style-name="TL Data" office:value-type="float" office:value="215">
            <text:p>2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table:style-name="TL Data"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19" office:value-type="float">
            <text:p>21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3">
          <table:table-cell ns41:value-type="string" table:number-rows-spanned="1" table:style-name="TL RowHeader" table:number-columns-spanned="3" office:value-type="string">
            <text:p>Totaal der overige Gemeenten</text:p>
          </table:table-cell>
          <table:covered-table-cell table:style-name="ce8"/>
          <table:covered-table-cell table:style-name="ce28"/>
          <table:table-cell table:style-name="ce30"/>
          <table:table-cell table:formula="of:=SUM([.E14:.E136])" ns41:value-type="float" table:style-name="TL Data" office:value-type="float" office:value="38948">
            <office:annotation draw:style-name="gr1" svg:height="0.369cm" draw:caption-point-y="0.22cm" svg:width="0.644cm" svg:x="6.725cm" draw:caption-point-x="2.407cm" svg:y="61.067cm" draw:text-style-name="P1">
              <dc:creator>CDM</dc:creator>
              <dc:date>2014-12-12T00:00:00</dc:date>
              <text:p text:style-name="P1"><text:span text:style-name="T1">38953</text:span></text:p>
              <text:p text:style-name="P1"><text:span text:style-name="T1"/></text:p>
            </office:annotation>
            <text:p>38948</text:p>
          </table:table-cell>
          <table:table-cell table:formula="of:=SUM([.F14:.F136])" ns41:value-type="float" table:style-name="TL Data" office:value-type="float" office:value="39418">
            <office:annotation draw:style-name="gr1" svg:height="0.395cm" draw:caption-point-y="0.22cm" svg:width="1.166cm" svg:x="7.451cm" draw:caption-point-x="3.455cm" svg:y="61.067cm" draw:text-style-name="P1">
              <dc:creator>CDM</dc:creator>
              <dc:date>2014-12-12T00:00:00</dc:date>
              <text:p text:style-name="P1"><text:span text:style-name="T1">39408</text:span></text:p>
              <text:p text:style-name="P1"><text:span text:style-name="T1"/></text:p>
            </office:annotation>
            <text:p>39418</text:p>
          </table:table-cell>
          <table:table-cell table:formula="of:=SUM([.G14:.G136])" ns41:value-type="float" table:style-name="TL Data" office:value-type="float" office:value="34121">
            <text:p>34121</text:p>
          </table:table-cell>
          <table:table-cell table:formula="of:=SUM([.H14:.H136])" ns41:value-type="float" table:style-name="TL Data" office:value-type="float" office:value="5287">
            <text:p>5287</text:p>
          </table:table-cell>
          <table:table-cell table:formula="of:=SUM([.I14:.I136])" ns41:value-type="float" table:style-name="TL Data" office:value-type="float" office:value="52755">
            <text:p>52755</text:p>
          </table:table-cell>
          <table:table-cell table:formula="of:=SUM([.J14:.J136])" ns41:value-type="float" table:style-name="TL Data" office:value-type="float" office:value="46741">
            <text:p>46741</text:p>
          </table:table-cell>
          <table:table-cell table:formula="of:=SUM([.K14:.K136])" ns41:value-type="float" table:style-name="TL Data" office:value-type="float" office:value="5522">
            <text:p>5522</text:p>
          </table:table-cell>
          <table:table-cell table:formula="of:=SUM([.L14:.L136])" ns41:value-type="float" table:style-name="TL Data" office:value-type="float" office:value="6336">
            <text:p>6336</text:p>
          </table:table-cell>
          <table:table-cell table:formula="of:=SUM([.M14:.M136])" ns41:value-type="float" table:style-name="TL Data" office:value-type="float" office:value="11135">
            <text:p>11135</text:p>
          </table:table-cell>
          <table:table-cell table:formula="of:=SUM([.N14:.N136])" ns41:value-type="float" table:style-name="TL Data" office:value-type="float" office:value="39592">
            <text:p>39592</text:p>
          </table:table-cell>
          <table:table-cell table:formula="of:=SUM([.O14:.O136])" ns41:value-type="float" table:style-name="TL Data" office:value-type="float" office:value="103533">
            <text:p>103533</text:p>
          </table:table-cell>
          <table:table-cell table:formula="of:=SUM([.P14:.P136])" ns41:value-type="float" table:style-name="TL Data" office:value-type="float" office:value="97956">
            <text:p>97956</text:p>
          </table:table-cell>
          <table:table-cell table:formula="of:=SUM([.Q14:.Q136])" ns41:value-type="float" table:style-name="TL Data" office:value-type="float" office:value="1276">
            <text:p>1276</text:p>
          </table:table-cell>
          <table:table-cell table:formula="of:=SUM([.R14:.R136])" ns41:value-type="float" table:style-name="TL Data" office:value-type="float" office:value="1490">
            <text:p>1490</text:p>
          </table:table-cell>
          <table:table-cell table:formula="of:=SUM([.S14:.S136])" ns41:value-type="float" table:style-name="TL Data" office:value-type="float" office:value="115">
            <text:p>115</text:p>
          </table:table-cell>
          <table:table-cell table:formula="of:=SUM([.T14:.T136])" ns41:value-type="float" table:style-name="TL Data" office:value-type="float" office:value="141">
            <text:p>141</text:p>
          </table:table-cell>
          <table:table-cell table:formula="of:=SUM([.U14:.U136])" ns41:value-type="float" table:style-name="TL Data" office:value-type="float" office:value="261">
            <text:p>261</text:p>
          </table:table-cell>
          <table:table-cell table:formula="of:=SUM([.V14:.V136])" ns41:value-type="float" table:style-name="TL Data" office:value-type="float" office:value="260">
            <text:p>260</text:p>
          </table:table-cell>
          <table:table-cell table:formula="of:=SUM([.W14:.W136])" ns41:value-type="float" table:style-name="TL Data" office:value-type="float" office:value="2753">
            <text:p>2753</text:p>
          </table:table-cell>
          <table:table-cell table:formula="of:=SUM([.X14:.X136])" ns41:value-type="float" table:style-name="TL Data" office:value-type="float" office:value="3874">
            <office:annotation draw:style-name="gr1" svg:height="0.529cm" draw:caption-point-y="0.565cm" svg:width="1.478cm" svg:x="39.244cm" draw:caption-point-x="4.349cm" svg:y="60.722cm" draw:text-style-name="P1">
              <dc:creator>CDM</dc:creator>
              <dc:date>2014-12-12T00:00:00</dc:date>
              <text:p text:style-name="P1"><text:span text:style-name="T2">3844</text:span></text:p>
              <text:p text:style-name="P1"><text:span text:style-name="T1"/></text:p>
            </office:annotation>
            <text:p>3874</text:p>
          </table:table-cell>
          <table:table-cell table:formula="of:=SUM([.Y14:.Y136])" ns41:value-type="float" table:style-name="TL Data" office:value-type="float" office:value="3122">
            <office:annotation draw:style-name="gr1" svg:height="0.395cm" draw:caption-point-y="0.22cm" svg:width="0.778cm" svg:x="41.219cm" draw:caption-point-x="4.148cm" svg:y="61.067cm" draw:text-style-name="P1">
              <dc:creator>CDM</dc:creator>
              <dc:date>2014-12-12T00:00:00</dc:date>
              <text:p text:style-name="P1"><text:span text:style-name="T1">3129</text:span></text:p>
              <text:p text:style-name="P1"><text:span text:style-name="T1"/></text:p>
            </office:annotation>
            <text:p>3122</text:p>
          </table:table-cell>
          <table:table-cell table:formula="of:=SUM([.Z14:.Z136])" ns41:value-type="float" table:style-name="TL Data" office:value-type="float" office:value="4236">
            <office:annotation draw:style-name="gr1" svg:height="0.316cm" draw:caption-point-y="0.22cm" svg:width="1.083cm" svg:x="42.993cm" draw:caption-point-x="4.149cm" svg:y="61.067cm" draw:text-style-name="P1">
              <dc:creator>CDM</dc:creator>
              <dc:date>2014-12-12T00:00:00</dc:date>
              <text:p text:style-name="P1"><text:span text:style-name="T2">4245:</text:span></text:p>
              <text:p text:style-name="P1"><text:span text:style-name="T1"/></text:p>
            </office:annotation>
            <text:p>4236</text:p>
          </table:table-cell>
          <table:table-cell table:formula="of:=SUM([.AA14:.AA136])" ns41:value-type="float" table:style-name="TL Data" office:value-type="float" office:value="107562">
            <text:p>107562</text:p>
          </table:table-cell>
          <table:table-cell table:formula="of:=SUM([.AB14:.AB136])" ns41:value-type="float" table:style-name="TL Data" office:value-type="float" office:value="103290">
            <text:p>10329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5_H2</text:p>
          </table:table-cell>
          <table:table-cell ns41:value-type="float" table:style-name="ce66" office:value="52" office:value-type="float">
            <text:p>52</text:p>
          </table:table-cell>
          <table:table-cell ns41:value-type="float" table:style-name="ce66" office:value="53" office:value-type="float">
            <text:p>53</text:p>
          </table:table-cell>
          <table:table-cell ns41:value-type="string" table:style-name="ce60" office:value-type="string">
            <text:p>Limburg</text:p>
          </table:table-cell>
          <table:table-cell ns41:value-type="string" table:style-name="ce73" office:value-type="string">
            <text:p>34_0452</text:p>
          </table:table-cell>
          <table:table-cell table:number-columns-repeated="990"/>
        </table:table-row>
        <table:table-row table:style-name="ro1">
          <table:table-cell ns41:value-type="string" table:number-rows-spanned="1" table:style-name="TL RowHeader" table:number-columns-spanned="3" office:value-type="string">
            <text:p>Totaal der Provincie</text:p>
          </table:table-cell>
          <table:covered-table-cell table:style-name="ce20"/>
          <table:covered-table-cell table:style-name="ce29"/>
          <table:table-cell table:style-name="ce30"/>
          <table:table-cell table:formula="of:=SUM([.E13];[.E137])" ns41:value-type="float" table:style-name="TL Data" office:value-type="float" office:value="41874">
            <office:annotation draw:style-name="gr1" svg:height="0.475cm" draw:caption-point-y="0.194cm" svg:width="0.644cm" svg:x="6.725cm" draw:caption-point-x="2.407cm" svg:y="61.543cm" draw:text-style-name="P1">
              <dc:creator>CDM</dc:creator>
              <dc:date>2014-12-12T00:00:00</dc:date>
              <text:p text:style-name="P1"><text:span text:style-name="T1">41879</text:span></text:p>
              <text:p text:style-name="P1"><text:span text:style-name="T1"/></text:p>
            </office:annotation>
            <text:p>41874</text:p>
          </table:table-cell>
          <table:table-cell table:formula="of:=SUM([.F13];[.F137])" ns41:value-type="float" table:style-name="TL Data" office:value-type="float" office:value="45069">
            <office:annotation draw:style-name="gr1" svg:height="0.448cm" draw:caption-point-y="0.194cm" svg:width="1.443cm" svg:x="7.451cm" draw:caption-point-x="3.455cm" svg:y="61.543cm" draw:text-style-name="P1">
              <dc:creator>CDM</dc:creator>
              <dc:date>2014-12-12T00:00:00</dc:date>
              <text:p text:style-name="P1"><text:span text:style-name="T2">45059</text:span></text:p>
              <text:p text:style-name="P1"><text:span text:style-name="T1"/></text:p>
            </office:annotation>
            <text:p>45069</text:p>
          </table:table-cell>
          <table:table-cell table:formula="of:=SUM([.G13];[.G137])" ns41:value-type="float" table:style-name="TL Data" office:value-type="float" office:value="38796">
            <text:p>38796</text:p>
          </table:table-cell>
          <table:table-cell table:formula="of:=SUM([.H13];[.H137])" ns41:value-type="float" table:style-name="TL Data" office:value-type="float" office:value="6263">
            <text:p>6263</text:p>
          </table:table-cell>
          <table:table-cell table:formula="of:=SUM([.I13];[.I137])" ns41:value-type="float" table:style-name="TL Data" office:value-type="float" office:value="59375">
            <text:p>59375</text:p>
          </table:table-cell>
          <table:table-cell table:formula="of:=SUM([.J13];[.J137])" ns41:value-type="float" table:style-name="TL Data" office:value-type="float" office:value="53336">
            <text:p>53336</text:p>
          </table:table-cell>
          <table:table-cell table:formula="of:=SUM([.K13];[.K137])" ns41:value-type="float" table:style-name="TL Data" office:value-type="float" office:value="5691">
            <text:p>5691</text:p>
          </table:table-cell>
          <table:table-cell table:formula="of:=SUM([.L13];[.L137])" ns41:value-type="float" table:style-name="TL Data" office:value-type="float" office:value="7466">
            <text:p>7466</text:p>
          </table:table-cell>
          <table:table-cell table:formula="of:=SUM([.M13];[.M137])" ns41:value-type="float" table:style-name="TL Data" office:value-type="float" office:value="11704">
            <text:p>11704</text:p>
          </table:table-cell>
          <table:table-cell table:formula="of:=SUM([.N13];[.N137])" ns41:value-type="float" table:style-name="TL Data" office:value-type="float" office:value="44706">
            <text:p>44706</text:p>
          </table:table-cell>
          <table:table-cell table:formula="of:=SUM([.O13];[.O137])" ns41:value-type="float" table:style-name="TL Data" office:value-type="float" office:value="115566">
            <text:p>115566</text:p>
          </table:table-cell>
          <table:table-cell table:formula="of:=SUM([.P13];[.P137])" ns41:value-type="float" table:style-name="TL Data" office:value-type="float" office:value="111771">
            <text:p>111771</text:p>
          </table:table-cell>
          <table:table-cell table:formula="of:=SUM([.Q13];[.Q137])" ns41:value-type="float" table:style-name="TL Data" office:value-type="float" office:value="1857">
            <text:p>1857</text:p>
          </table:table-cell>
          <table:table-cell table:formula="of:=SUM([.R13];[.R137])" ns41:value-type="float" table:style-name="TL Data" office:value-type="float" office:value="2114">
            <text:p>2114</text:p>
          </table:table-cell>
          <table:table-cell table:formula="of:=SUM([.S13];[.S137])" ns41:value-type="float" table:style-name="TL Data" office:value-type="float" office:value="156">
            <text:p>156</text:p>
          </table:table-cell>
          <table:table-cell table:formula="of:=SUM([.T13];[.T137])" ns41:value-type="float" table:style-name="TL Data" office:value-type="float" office:value="192">
            <text:p>192</text:p>
          </table:table-cell>
          <table:table-cell table:formula="of:=SUM([.U13];[.U137])" ns41:value-type="float" table:style-name="TL Data" office:value-type="float" office:value="350">
            <text:p>350</text:p>
          </table:table-cell>
          <table:table-cell table:formula="of:=SUM([.V13];[.V137])" ns41:value-type="float" table:style-name="TL Data" office:value-type="float" office:value="426">
            <text:p>426</text:p>
          </table:table-cell>
          <table:table-cell table:formula="of:=SUM([.W13];[.W137])" ns41:value-type="float" table:style-name="TL Data" office:value-type="float" office:value="3516">
            <text:p>3516</text:p>
          </table:table-cell>
          <table:table-cell table:formula="of:=SUM([.X13];[.X137])" ns41:value-type="float" table:style-name="TL Data" office:value-type="float" office:value="4596">
            <office:annotation draw:style-name="gr1" svg:height="0.37cm" draw:caption-point-y="0.194cm" svg:width="1.311cm" svg:x="39.244cm" draw:caption-point-x="4.349cm" svg:y="61.543cm" draw:text-style-name="P1">
              <dc:creator>CDM</dc:creator>
              <dc:date>2014-12-12T00:00:00</dc:date>
              <text:p text:style-name="P1"><text:span text:style-name="T1">4566</text:span></text:p>
              <text:p text:style-name="P1"><text:span text:style-name="T1"/></text:p>
            </office:annotation>
            <text:p>4596</text:p>
          </table:table-cell>
          <table:table-cell table:formula="of:=SUM([.Y13];[.Y137])" ns41:value-type="float" table:style-name="TL Data" office:value-type="float" office:value="4015">
            <office:annotation draw:style-name="gr1" svg:height="1.957cm" draw:caption-point-y="0.194cm" svg:width="3.079cm" svg:x="41.219cm" draw:caption-point-x="4.148cm" svg:y="61.543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/></text:p>
            </office:annotation>
            <text:p>4015</text:p>
          </table:table-cell>
          <table:table-cell table:formula="of:=SUM([.Z13];[.Z137])" ns41:value-type="float" table:style-name="TL Data" office:value-type="float" office:value="5175">
            <office:annotation draw:style-name="gr1" svg:height="0.396cm" draw:caption-point-y="0.194cm" svg:width="0.834cm" svg:x="42.993cm" draw:caption-point-x="4.149cm" svg:y="61.543cm" draw:text-style-name="P1">
              <dc:creator>CDM</dc:creator>
              <dc:date>2014-12-12T00:00:00</dc:date>
              <text:p text:style-name="P1"><text:span text:style-name="T2">5184</text:span></text:p>
            </office:annotation>
            <text:p>5175</text:p>
          </table:table-cell>
          <table:table-cell table:formula="of:=SUM([.AA13];[.AA137])" ns41:value-type="float" table:style-name="TL Data" office:value-type="float" office:value="120939">
            <text:p>120939</text:p>
          </table:table-cell>
          <table:table-cell table:formula="of:=SUM([.AB13];[.AB137])" ns41:value-type="float" table:style-name="TL Data" office:value-type="float" office:value="118451">
            <text:p>11845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5_H2</text:p>
          </table:table-cell>
          <table:table-cell ns41:value-type="float" table:style-name="ce67" office:value="52" office:value-type="float">
            <text:p>52</text:p>
          </table:table-cell>
          <table:table-cell ns41:value-type="float" table:style-name="ce67" office:value="53" office:value-type="float">
            <text:p>53</text:p>
          </table:table-cell>
          <table:table-cell ns41:value-type="string" table:style-name="ce61" office:value-type="string">
            <text:p>Limburg</text:p>
          </table:table-cell>
          <table:table-cell ns41:value-type="string" table:style-name="ce74" office:value-type="string">
            <text:p>34_0452</text:p>
          </table:table-cell>
          <table:table-cell table:number-columns-repeated="990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style-name="ce32" table:number-columns-repeated="25"/>
          <table:table-cell table:number-columns-repeated="996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style-name="ce32" table:number-columns-repeated="25"/>
          <table:table-cell table:number-columns-repeated="996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style-name="ce32" table:number-columns-repeated="25"/>
          <table:table-cell table:number-columns-repeated="996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style-name="ce32" table:number-columns-repeated="25"/>
          <table:table-cell table:number-columns-repeated="996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style-name="ce32" table:number-columns-repeated="25"/>
          <table:table-cell table:number-columns-repeated="996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style-name="ce32" table:number-columns-repeated="25"/>
          <table:table-cell table:number-columns-repeated="996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style-name="ce32" table:number-columns-repeated="25"/>
          <table:table-cell table:number-columns-repeated="996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style-name="ce32" table:number-columns-repeated="25"/>
          <table:table-cell table:number-columns-repeated="996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style-name="ce32" table:number-columns-repeated="25"/>
          <table:table-cell table:number-columns-repeated="996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style-name="ce32" table:number-columns-repeated="25"/>
          <table:table-cell table:number-columns-repeated="996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>
          <table:table-cell table:number-rows-spanned="1" table:style-name="ce12" table:number-columns-spanned="3"/>
          <table:covered-table-cell table:style-name="ce12" table:number-columns-repeated="2"/>
          <table:table-cell table:number-columns-repeated="1021"/>
        </table:table-row>
        <table:table-row table:style-name="ro3" table:number-rows-repeated="104831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mburg" style:page-layout-name="Mpm3" style:display-name="PageStyle_Limburg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3-11-24T16:46:04</meta:creation-date>
    <dc:creator>JP 174</dc:creator>
    <dc:date>2004-02-02T17:51:52</dc:date>
    <meta:document-statistic meta:object-count="0" meta:cell-count="3248" meta:table-count="1"/>
    <meta:generator>ODFPY/1.3.0dev</meta:generator>
  </office:meta>
</office:document-meta>
</file>